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 Sans Unicode1" svg:font-family="'Lucida Sans Unicode'" style:font-pitch="variable"/>
    <style:font-face style:name="Lucidasans" svg:font-family="Lucidasans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7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1.607cm"/>
    </style:style>
    <style:style style:name="co5" style:family="table-column">
      <style:table-column-properties fo:break-before="auto" style:column-width="8.273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2.75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Arial" fo:font-size="13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3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4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5" style:family="table-cell" style:parent-style-name="itracker_20_module">
      <style:table-cell-properties fo:border-bottom="none" fo:background-color="#cccccc" fo:wrap-option="wrap" fo:border-left="none" fo:border-right="none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6" style:family="table-cell" style:parent-style-name="Default">
      <style:text-properties fo:font-size="9pt"/>
    </style:style>
    <style:style style:name="ce7" style:family="table-cell" style:parent-style-name="itracker_20_module">
      <style:table-cell-properties fo:border-bottom="none" fo:background-color="#cccccc" fo:border-left="none" fo:border-right="none" fo:border-top="0.002cm solid #000000"/>
      <style:text-properties style:font-name="Arial" fo:font-size="9pt"/>
    </style:style>
    <style:style style:name="ce8" style:family="table-cell" style:parent-style-name="Default">
      <style:text-properties style:font-name="Arial" fo:font-size="9pt"/>
    </style:style>
    <style:style style:name="ce9" style:family="table-cell" style:parent-style-name="itracker_20_module">
      <style:table-cell-properties fo:border-bottom="none" fo:background-color="#cccccc" fo:wrap-option="no-wrap" fo:border-left="none" fo:border-right="none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10" style:family="table-cell" style:parent-style-name="Default">
      <style:table-cell-properties fo:border-bottom="none" fo:background-color="#cccccc" fo:wrap-option="wrap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none" fo:border-left="none" fo:border-right="0.002cm solid #000000" fo:border-top="none"/>
      <style:text-properties style:font-name="Arial" fo:font-size="9pt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  <style:text-properties style:font-name="Arial" fo:font-size="9pt" fo:font-weight="bold"/>
    </style:style>
    <style:style style:name="ce1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use-window-font-color="true" style:font-name="Arial" fo:font-size="9pt" fo:font-weight="bold"/>
    </style:style>
    <style:style style:name="ce14" style:family="table-cell" style:parent-style-name="Default">
      <style:table-cell-properties fo:border-bottom="none" fo:background-color="#cccccc" fo:border-left="none" fo:border-right="0.002cm solid #000000" fo:border-top="0.002cm solid #000000"/>
      <style:text-properties style:font-name="Arial" fo:font-size="9pt"/>
    </style:style>
    <style:style style:name="ce15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fo:font-size="9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16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none" fo:border-left="none" fo:border-right="0.002cm solid #000000" fo:border-top="none"/>
      <style:text-properties fo:font-size="9pt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style:font-name="Arial" fo:font-size="11pt"/>
    </style:style>
    <style:style style:name="ce19" style:family="table-cell" style:parent-style-name="Milestone_20_failes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20" style:family="table-cell" style:parent-style-name="Milestone_20_failes" style:data-style-name="N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21" style:family="table-cell" style:parent-style-name="Milestone_20_failes" style:data-style-name="N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 style:font-name-asian="Bitstream Vera Sans" style:font-name-complex="Lucidasans"/>
    </style:style>
    <style:style style:name="ce22" style:family="table-cell" style:parent-style-name="Default">
      <style:table-cell-properties fo:border-bottom="none" fo:background-color="#cccccc" fo:border-left="none" fo:border-right="none" fo:border-top="0.002cm solid #000000"/>
      <style:text-properties style:font-name="Arial" fo:font-size="9pt"/>
    </style:style>
    <style:style style:name="ce23" style:family="table-cell" style:parent-style-name="Default">
      <style:table-cell-properties fo:background-color="#33cc66"/>
      <style:text-properties fo:font-size="9pt"/>
    </style:style>
    <style:style style:name="ce24" style:family="table-cell" style:parent-style-name="Default">
      <style:table-cell-properties fo:background-color="#ff0000"/>
      <style:text-properties fo:font-size="9pt"/>
    </style:style>
    <style:style style:name="ce25" style:family="table-cell" style:parent-style-name="Default">
      <style:text-properties fo:font-size="9pt" fo:font-weight="bold"/>
    </style:style>
    <style:style style:name="ce26" style:family="table-cell" style:parent-style-name="Default">
      <style:text-properties style:font-name="Arial" fo:font-size="11pt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style:font-name="Arial" fo:font-size="11pt"/>
    </style:style>
    <style:style style:name="ce28" style:family="table-cell" style:parent-style-name="Default">
      <style:table-cell-properties fo:border-bottom="none" fo:background-color="#cccccc" fo:border-left="0.002cm solid #000000" fo:border-right="none" fo:border-top="0.002cm solid #000000"/>
      <style:text-properties style:font-name="Arial" fo:font-size="9pt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style:font-name="Arial" fo:font-size="9pt"/>
    </style:style>
    <style:style style:name="ce30" style:family="table-cell" style:parent-style-name="Default">
      <style:table-cell-properties fo:border-bottom="none" fo:border-left="0.002cm solid #000000" fo:border-right="none" fo:border-top="none"/>
      <style:text-properties style:font-name="Arial" fo:font-size="9pt" fo:font-weight="bold"/>
    </style:style>
    <style:style style:name="ce31" style:family="table-cell" style:parent-style-name="Default">
      <style:text-properties style:font-name="Arial" fo:font-size="9pt" fo:font-weight="bold"/>
    </style:style>
    <style:style style:name="ce32" style:family="table-cell" style:parent-style-name="Milestone_20_failes" style:data-style-name="N37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33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use-window-font-color="true" style:font-name="Arial" fo:font-size="10pt"/>
    </style:style>
    <style:style style:name="ce34" style:family="table-cell" style:parent-style-name="Default">
      <style:table-cell-properties fo:border-bottom="none" fo:border-left="none" fo:border-right="none" fo:border-top="0.002cm solid #000000"/>
      <style:text-properties style:font-name="Arial" fo:font-size="10pt"/>
    </style:style>
    <style:style style:name="ce35" style:family="table-cell" style:parent-style-name="Default">
      <style:table-cell-properties fo:border-bottom="none" fo:background-color="#ffffcc" fo:border-left="none" fo:border-right="none" fo:border-top="0.002cm solid #000000"/>
      <style:text-properties style:use-window-font-color="true" style:font-name="Arial" fo:font-size="10pt"/>
    </style:style>
    <style:style style:name="ce36" style:family="table-cell" style:parent-style-name="Default">
      <style:table-cell-properties fo:background-color="#000000"/>
      <style:text-properties fo:color="#ff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text-emphasize="none" style:font-relief="none"/>
    </style:style>
    <style:style style:name="ce37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text-emphasize="none" style:font-relief="none"/>
    </style:style>
    <style:style style:name="ce38" style:family="table-cell" style:parent-style-name="Default">
      <style:table-cell-properties fo:background-color="#000000"/>
      <style:text-properties fo:color="#ffffff"/>
    </style:style>
    <style:style style:name="ce39" style:family="table-cell" style:parent-style-name="Default">
      <style:table-cell-properties fo:background-color="#e6e6e6"/>
    </style:style>
    <style:style style:name="ce40" style:family="table-cell" style:parent-style-name="Default">
      <style:text-properties fo:font-size="10pt"/>
    </style:style>
    <style:style style:name="ce41" style:family="table-cell" style:parent-style-name="Default">
      <style:text-properties fo:font-size="10pt" fo:font-weight="bold"/>
    </style:style>
    <style:style style:name="ce42" style:family="table-cell" style:parent-style-name="Default">
      <style:table-cell-properties fo:background-color="#ff6633"/>
      <style:text-properties fo:font-size="10pt"/>
    </style:style>
    <style:style style:name="ce43" style:family="table-cell" style:parent-style-name="Default">
      <style:table-cell-properties fo:background-color="#ffffcc"/>
      <style:text-properties fo:font-size="10pt"/>
    </style:style>
    <style:style style:name="ce44" style:family="table-cell" style:parent-style-name="Default">
      <style:table-cell-properties fo:background-color="#e6e6e6"/>
      <style:text-properties fo:font-size="10pt"/>
    </style:style>
    <style:style style:name="ce45" style:family="table-cell" style:parent-style-name="Default">
      <style:table-cell-properties fo:background-color="#cccccc"/>
      <style:text-properties fo:font-size="10pt"/>
    </style:style>
  </office:automatic-styles>
  <office:body>
    <office:spreadsheet>
      <table:table table:name="UnitTests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Unit Tests implemented, and not yet implemented</text:p>
          </table:table-cell>
          <table:table-cell table:style-name="ce1" table:number-columns-repeated="8"/>
        </table:table-row>
        <table:table-row table:style-name="ro1" table:number-rows-repeated="6553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secases" table:style-name="ta1" table:print-ranges="Usecases.A1:Usecases.H164">
        <table:table-column table:style-name="co2" table:default-cell-style-name="ce8"/>
        <table:table-column table:style-name="co3" table:default-cell-style-name="ce11"/>
        <table:table-column table:style-name="co4" table:number-columns-repeated="5" table:default-cell-style-name="ce8"/>
        <table:table-column table:style-name="co4" table:default-cell-style-name="ce11"/>
        <table:table-column table:style-name="co4" table:default-cell-style-name="ce29"/>
        <table:table-column table:style-name="co4" table:number-columns-repeated="4" table:default-cell-style-name="ce8"/>
        <table:table-column table:style-name="co1" table:default-cell-style-name="ce29"/>
        <table:table-column table:style-name="co1" table:number-columns-repeated="242" table:default-cell-style-name="ce8"/>
        <table:table-row table:style-name="ro2">
          <table:table-cell table:style-name="ce2" office:value-type="string" table:number-columns-spanned="2" table:number-rows-spanned="1">
            <text:p>USE CASES</text:p>
          </table:table-cell>
          <table:covered-table-cell/>
          <table:table-cell table:style-name="ce18" office:value-type="string" table:number-columns-spanned="6" table:number-rows-spanned="1">
            <text:p>Itrackerhibernate (3.0)</text:p>
          </table:table-cell>
          <table:covered-table-cell table:number-columns-repeated="4" table:style-name="ce26"/>
          <table:covered-table-cell table:style-name="ce27"/>
          <table:table-cell table:style-name="ce18" office:value-type="string" table:number-columns-spanned="5" table:number-rows-spanned="1">
            <text:p>Itrackernodto (3.1)</text:p>
          </table:table-cell>
          <table:covered-table-cell table:number-columns-repeated="4" table:style-name="ce26"/>
          <table:table-cell table:style-name="ce18"/>
          <table:table-cell table:style-name="ce26" table:number-columns-repeated="242"/>
        </table:table-row>
        <table:table-row table:style-name="ro3">
          <table:table-cell table:style-name="ce3" office:value-type="string">
            <text:p>Label</text:p>
          </table:table-cell>
          <table:table-cell table:style-name="ce12" office:value-type="string">
            <text:p>Description</text:p>
          </table:table-cell>
          <table:table-cell table:style-name="ce19" office:value-type="date" office:date-value="2005-11-24">
            <text:p>24.11.05</text:p>
          </table:table-cell>
          <table:table-cell table:style-name="ce19" table:formula="oooc:=[.C2]+7" office:value-type="date" office:date-value="2005-12-01">
            <text:p>01.12.05</text:p>
          </table:table-cell>
          <table:table-cell table:style-name="ce19" table:formula="oooc:=[.D2]+7" office:value-type="date" office:date-value="2005-12-08">
            <text:p>08.12.05</text:p>
          </table:table-cell>
          <table:table-cell table:style-name="ce19" table:formula="oooc:=[.E2]+7" office:value-type="date" office:date-value="2005-12-15">
            <text:p>15.12.05</text:p>
          </table:table-cell>
          <table:table-cell table:style-name="ce19" table:formula="oooc:=[.F2]+7" office:value-type="date" office:date-value="2005-12-22">
            <text:p>22.12.05</text:p>
          </table:table-cell>
          <table:table-cell table:style-name="ce19" table:formula="oooc:=[.G2]+7" office:value-type="date" office:date-value="2005-12-29">
            <text:p>29.12.05</text:p>
          </table:table-cell>
          <table:table-cell table:style-name="ce19" table:formula="oooc:=[.C2]" office:value-type="date" office:date-value="2005-11-24">
            <text:p>24.11.05</text:p>
          </table:table-cell>
          <table:table-cell table:style-name="ce19" table:formula="oooc:=[.I2]+7" office:value-type="date" office:date-value="2005-12-01">
            <text:p>01.12.05</text:p>
          </table:table-cell>
          <table:table-cell table:style-name="ce19" table:formula="oooc:=[.J2]+7" office:value-type="date" office:date-value="2005-12-08">
            <text:p>08.12.05</text:p>
          </table:table-cell>
          <table:table-cell table:style-name="ce19" table:formula="oooc:=[.K2]+7" office:value-type="date" office:date-value="2005-12-15">
            <text:p>15.12.05</text:p>
          </table:table-cell>
          <table:table-cell table:style-name="ce19" table:formula="oooc:=[.L2]+7" office:value-type="date" office:date-value="2005-12-22">
            <text:p>22.12.05</text:p>
          </table:table-cell>
          <table:table-cell table:style-name="ce32"/>
          <table:table-cell table:style-name="ce34" table:number-columns-repeated="242"/>
        </table:table-row>
        <table:table-row table:style-name="ro3">
          <table:table-cell table:style-name="ce4" office:value-type="string" table:number-columns-spanned="2" table:number-rows-spanned="1">
            <text:p>Total failed:</text:p>
          </table:table-cell>
          <table:covered-table-cell table:style-name="ce13"/>
          <table:table-cell table:style-name="ce20" table:formula="oooc:=COUNTIF([.C7:.C65536];&quot;Failed&quot;)" office:value-type="float" office:value="7">
            <text:p>7</text:p>
          </table:table-cell>
          <table:table-cell table:style-name="ce20" table:formula="oooc:=COUNTIF([.D7:.D65536];&quot;Failed&quot;)" office:value-type="float" office:value="0">
            <text:p>0</text:p>
          </table:table-cell>
          <table:table-cell table:style-name="ce20" table:formula="oooc:=COUNTIF([.E7:.E65536];&quot;Failed&quot;)" office:value-type="float" office:value="0">
            <text:p>0</text:p>
          </table:table-cell>
          <table:table-cell table:style-name="ce20" table:formula="oooc:=COUNTIF([.F7:.F65536];&quot;Failed&quot;)" office:value-type="float" office:value="0">
            <text:p>0</text:p>
          </table:table-cell>
          <table:table-cell table:style-name="ce20" table:formula="oooc:=COUNTIF([.G7:.G65536];&quot;Failed&quot;)" office:value-type="float" office:value="0">
            <text:p>0</text:p>
          </table:table-cell>
          <table:table-cell table:style-name="ce20" table:formula="oooc:=COUNTIF([.H7:.H65536];&quot;Failed&quot;)" office:value-type="float" office:value="0">
            <text:p>0</text:p>
          </table:table-cell>
          <table:table-cell table:style-name="ce20" table:formula="oooc:=COUNTIF([.I7:.I65536];&quot;Failed&quot;)" office:value-type="float" office:value="0">
            <text:p>0</text:p>
          </table:table-cell>
          <table:table-cell table:style-name="ce20" table:formula="oooc:=COUNTIF([.J7:.J65536];&quot;Failed&quot;)" office:value-type="float" office:value="0">
            <text:p>0</text:p>
          </table:table-cell>
          <table:table-cell table:style-name="ce20" table:formula="oooc:=COUNTIF([.K7:.K65536];&quot;Failed&quot;)" office:value-type="float" office:value="0">
            <text:p>0</text:p>
          </table:table-cell>
          <table:table-cell table:style-name="ce20" table:formula="oooc:=COUNTIF([.L7:.L65536];&quot;Failed&quot;)" office:value-type="float" office:value="0">
            <text:p>0</text:p>
          </table:table-cell>
          <table:table-cell table:style-name="ce20" table:formula="oooc:=COUNTIF([.M7:.M65536];&quot;Failed&quot;)" office:value-type="float" office:value="0">
            <text:p>0</text:p>
          </table:table-cell>
          <table:table-cell table:style-name="ce33"/>
          <table:table-cell table:style-name="ce35" table:number-columns-repeated="242"/>
        </table:table-row>
        <table:table-row table:style-name="ro3">
          <table:table-cell table:style-name="ce4" office:value-type="string" table:number-columns-spanned="2" table:number-rows-spanned="1">
            <text:p>Total passed:</text:p>
          </table:table-cell>
          <table:covered-table-cell table:style-name="ce13"/>
          <table:table-cell table:style-name="ce21" table:formula="oooc:=COUNTIF([.C7:.C65536];&quot;Passed&quot;)" office:value-type="float" office:value="127">
            <text:p>127</text:p>
          </table:table-cell>
          <table:table-cell table:style-name="ce21" table:formula="oooc:=COUNTIF([.D7:.D65536];&quot;Passed&quot;)" office:value-type="float" office:value="0">
            <text:p>0</text:p>
          </table:table-cell>
          <table:table-cell table:style-name="ce21" table:formula="oooc:=COUNTIF([.E7:.E65536];&quot;Passed&quot;)" office:value-type="float" office:value="0">
            <text:p>0</text:p>
          </table:table-cell>
          <table:table-cell table:style-name="ce21" table:formula="oooc:=COUNTIF([.F7:.F65536];&quot;Passed&quot;)" office:value-type="float" office:value="0">
            <text:p>0</text:p>
          </table:table-cell>
          <table:table-cell table:style-name="ce21" table:formula="oooc:=COUNTIF([.G7:.G65536];&quot;Passed&quot;)" office:value-type="float" office:value="0">
            <text:p>0</text:p>
          </table:table-cell>
          <table:table-cell table:style-name="ce21" table:formula="oooc:=COUNTIF([.H7:.H65536];&quot;Passed&quot;)" office:value-type="float" office:value="0">
            <text:p>0</text:p>
          </table:table-cell>
          <table:table-cell table:style-name="ce21" table:formula="oooc:=COUNTIF([.I7:.I65536];&quot;Passed&quot;)" office:value-type="float" office:value="0">
            <text:p>0</text:p>
          </table:table-cell>
          <table:table-cell table:style-name="ce21" table:formula="oooc:=COUNTIF([.J7:.J65536];&quot;Passed&quot;)" office:value-type="float" office:value="0">
            <text:p>0</text:p>
          </table:table-cell>
          <table:table-cell table:style-name="ce21" table:formula="oooc:=COUNTIF([.K7:.K65536];&quot;Passed&quot;)" office:value-type="float" office:value="0">
            <text:p>0</text:p>
          </table:table-cell>
          <table:table-cell table:style-name="ce21" table:formula="oooc:=COUNTIF([.L7:.L65536];&quot;Passed&quot;)" office:value-type="float" office:value="0">
            <text:p>0</text:p>
          </table:table-cell>
          <table:table-cell table:style-name="ce21" table:formula="oooc:=COUNTIF([.M7:.M65536];&quot;Passed&quot;)" office:value-type="float" office:value="0">
            <text:p>0</text:p>
          </table:table-cell>
          <table:table-cell table:style-name="ce33"/>
          <table:table-cell table:style-name="ce35" table:number-columns-repeated="242"/>
        </table:table-row>
        <table:table-row table:style-name="ro3">
          <table:table-cell table:style-name="ce4" office:value-type="string" table:number-columns-spanned="2" table:number-rows-spanned="1">
            <text:p>Total tested:</text:p>
          </table:table-cell>
          <table:covered-table-cell table:style-name="ce13"/>
          <table:table-cell table:style-name="ce20" table:formula="oooc:=SUM([.C3:.C4])" office:value-type="float" office:value="134">
            <text:p>134</text:p>
          </table:table-cell>
          <table:table-cell table:style-name="ce20" table:formula="oooc:=SUM([.D3:.D4])" office:value-type="float" office:value="0">
            <text:p>0</text:p>
          </table:table-cell>
          <table:table-cell table:style-name="ce20" table:formula="oooc:=SUM([.E3:.E4])" office:value-type="float" office:value="0">
            <text:p>0</text:p>
          </table:table-cell>
          <table:table-cell table:style-name="ce20" table:formula="oooc:=SUM([.F3:.F4])" office:value-type="float" office:value="0">
            <text:p>0</text:p>
          </table:table-cell>
          <table:table-cell table:style-name="ce20" table:formula="oooc:=SUM([.G3:.G4])" office:value-type="float" office:value="0">
            <text:p>0</text:p>
          </table:table-cell>
          <table:table-cell table:style-name="ce20" table:formula="oooc:=SUM([.H3:.H4])" office:value-type="float" office:value="0">
            <text:p>0</text:p>
          </table:table-cell>
          <table:table-cell table:style-name="ce20" table:formula="oooc:=SUM([.I3:.I4])" office:value-type="float" office:value="0">
            <text:p>0</text:p>
          </table:table-cell>
          <table:table-cell table:style-name="ce20" table:formula="oooc:=SUM([.J3:.J4])" office:value-type="float" office:value="0">
            <text:p>0</text:p>
          </table:table-cell>
          <table:table-cell table:style-name="ce20" table:formula="oooc:=SUM([.K3:.K4])" office:value-type="float" office:value="0">
            <text:p>0</text:p>
          </table:table-cell>
          <table:table-cell table:style-name="ce20" table:formula="oooc:=SUM([.L3:.L4])" office:value-type="float" office:value="0">
            <text:p>0</text:p>
          </table:table-cell>
          <table:table-cell table:style-name="ce20" table:formula="oooc:=SUM([.M3:.M4])" office:value-type="float" office:value="0">
            <text:p>0</text:p>
          </table:table-cell>
          <table:table-cell table:style-name="ce33"/>
          <table:table-cell table:style-name="ce35" table:number-columns-repeated="242"/>
        </table:table-row>
        <table:table-row table:style-name="ro4">
          <table:table-cell table:style-name="ce5" office:value-type="string">
            <text:p>Project Administration </text:p>
          </table:table-cell>
          <table:table-cell table:style-name="ce14"/>
          <table:table-cell table:style-name="ce22" table:number-columns-repeated="5"/>
          <table:table-cell table:style-name="ce14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4">
          <table:table-cell table:style-name="ce6" office:value-type="string">
            <text:p>pro_list</text:p>
          </table:table-cell>
          <table:table-cell table:style-name="ce15" office:value-type="string">
            <text:p>list projects 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list_active</text:p>
          </table:table-cell>
          <table:table-cell table:style-name="ce15" office:value-type="string">
            <text:p>signal active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list_view</text:p>
          </table:table-cell>
          <table:table-cell table:style-name="ce15" office:value-type="string">
            <text:p>signal vieweable only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list_locked</text:p>
          </table:table-cell>
          <table:table-cell table:style-name="ce15" office:value-type="string">
            <text:p>signal locked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create</text:p>
          </table:table-cell>
          <table:table-cell table:style-name="ce15" office:value-type="string">
            <text:p>create new project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create_owner</text:p>
          </table:table-cell>
          <table:table-cell table:style-name="ce15" office:value-type="string">
            <text:p>add owner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update</text:p>
          </table:table-cell>
          <table:table-cell table:style-name="ce15" office:value-type="string">
            <text:p>update project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update_name</text:p>
          </table:table-cell>
          <table:table-cell table:style-name="ce15" office:value-type="string">
            <text:p>change name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update_desc</text:p>
          </table:table-cell>
          <table:table-cell table:style-name="ce15" office:value-type="string">
            <text:p>change description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update_view</text:p>
          </table:table-cell>
          <table:table-cell table:style-name="ce15" office:value-type="string">
            <text:p>change to status vieweable only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update_locked</text:p>
          </table:table-cell>
          <table:table-cell table:style-name="ce15" office:value-type="string">
            <text:p>change to status locked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update_active</text:p>
          </table:table-cell>
          <table:table-cell table:style-name="ce15" office:value-type="string">
            <text:p>change to status active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add_owner</text:p>
          </table:table-cell>
          <table:table-cell table:style-name="ce15" office:value-type="string">
            <text:p>add owner <text:s/>on upd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remove_owner</text:p>
          </table:table-cell>
          <table:table-cell table:style-name="ce15" office:value-type="string">
            <text:p>remove owner <text:s/>on upd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chg_options</text:p>
          </table:table-cell>
          <table:table-cell table:style-name="ce15" office:value-type="string">
            <text:p>change seven options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create_workflow</text:p>
          </table:table-cell>
          <table:table-cell table:style-name="ce15" office:value-type="string">
            <text:p>create new workflow script <text:s/></text:p>
          </table:table-cell>
          <table:table-cell table:style-name="ce24" office:value-type="string">
            <text:p>Fail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create_version</text:p>
          </table:table-cell>
          <table:table-cell table:style-name="ce15" office:value-type="string">
            <text:p>create new version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create_component</text:p>
          </table:table-cell>
          <table:table-cell table:style-name="ce15" office:value-type="string">
            <text:p>create new component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proj_view_attachment</text:p>
          </table:table-cell>
          <table:table-cell table:style-name="ce15" office:value-type="string">
            <text:p>view all attachements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vers_update_name</text:p>
          </table:table-cell>
          <table:table-cell table:style-name="ce15" office:value-type="string">
            <text:p>Change name of a version entity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vers_update_desc</text:p>
          </table:table-cell>
          <table:table-cell table:style-name="ce15" office:value-type="string">
            <text:p>Change description of a version entity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comp_update_name</text:p>
          </table:table-cell>
          <table:table-cell table:style-name="ce15" office:value-type="string">
            <text:p>Change the name of a component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comp_update_desc</text:p>
          </table:table-cell>
          <table:table-cell table:style-name="ce15" office:value-type="string">
            <text:p>Change the description of a component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/>
          <table:table-cell table:style-name="ce15"/>
          <table:table-cell table:style-name="ce25" table:formula="oooc:=CONCATENATE(COUNTIF([.C7:.C29];&quot;Passed&quot;) + COUNTIF([.C7:.C29];&quot;Failed&quot;); &quot; (&quot; ;COUNTIF([.C7:.C29];&quot;Failed&quot;); &quot;/&quot; ; COUNTIF([.C7:.C29];&quot;Passed&quot;);&quot;)&quot;)" office:value-type="string" office:string-value="23 (1/22)">
            <text:p>23 (1/22)</text:p>
          </table:table-cell>
          <table:table-cell table:style-name="ce25" table:formula="oooc:=CONCATENATE(COUNTIF([.D7:.D29];&quot;Passed&quot;) + COUNTIF([.D7:.D29];&quot;Failed&quot;); &quot; (&quot; ;COUNTIF([.D7:.D29];&quot;Failed&quot;); &quot;/&quot; ; COUNTIF([.D7:.D29];&quot;Passed&quot;);&quot;)&quot;)" office:value-type="string" office:string-value="0 (0/0)">
            <text:p>0 (0/0)</text:p>
          </table:table-cell>
          <table:table-cell table:style-name="ce25" table:formula="oooc:=CONCATENATE(COUNTIF([.E7:.E29];&quot;Passed&quot;) + COUNTIF([.E7:.E29];&quot;Failed&quot;); &quot; (&quot; ;COUNTIF([.E7:.E29];&quot;Failed&quot;); &quot;/&quot; ; COUNTIF([.E7:.E29];&quot;Passed&quot;);&quot;)&quot;)" office:value-type="string" office:string-value="0 (0/0)">
            <text:p>0 (0/0)</text:p>
          </table:table-cell>
          <table:table-cell table:style-name="ce25" table:formula="oooc:=CONCATENATE(COUNTIF([.F7:.F29];&quot;Passed&quot;) + COUNTIF([.F7:.F29];&quot;Failed&quot;); &quot; (&quot; ;COUNTIF([.F7:.F29];&quot;Failed&quot;); &quot;/&quot; ; COUNTIF([.F7:.F29];&quot;Passed&quot;);&quot;)&quot;)" office:value-type="string" office:string-value="0 (0/0)">
            <text:p>0 (0/0)</text:p>
          </table:table-cell>
          <table:table-cell table:style-name="ce25" table:formula="oooc:=CONCATENATE(COUNTIF([.G7:.G29];&quot;Passed&quot;) + COUNTIF([.G7:.G29];&quot;Failed&quot;); &quot; (&quot; ;COUNTIF([.G7:.G29];&quot;Failed&quot;); &quot;/&quot; ; COUNTIF([.G7:.G29];&quot;Passed&quot;);&quot;)&quot;)" office:value-type="string" office:string-value="0 (0/0)">
            <text:p>0 (0/0)</text:p>
          </table:table-cell>
          <table:table-cell table:style-name="ce25" table:formula="oooc:=CONCATENATE(COUNTIF([.H7:.H29];&quot;Passed&quot;) + COUNTIF([.H7:.H29];&quot;Failed&quot;); &quot; (&quot; ;COUNTIF([.H7:.H29];&quot;Failed&quot;); &quot;/&quot; ; COUNTIF([.H7:.H29];&quot;Passed&quot;);&quot;)&quot;)" office:value-type="string" office:string-value="0 (0/0)">
            <text:p>0 (0/0)</text:p>
          </table:table-cell>
          <table:table-cell table:style-name="ce25" table:formula="oooc:=CONCATENATE(COUNTIF([.I7:.I29];&quot;Passed&quot;) + COUNTIF([.I7:.I29];&quot;Failed&quot;); &quot; (&quot; ;COUNTIF([.I7:.I29];&quot;Failed&quot;); &quot;/&quot; ; COUNTIF([.I7:.I29];&quot;Passed&quot;);&quot;)&quot;)" office:value-type="string" office:string-value="0 (0/0)">
            <text:p>0 (0/0)</text:p>
          </table:table-cell>
          <table:table-cell table:style-name="ce25" table:formula="oooc:=CONCATENATE(COUNTIF([.J7:.J29];&quot;Passed&quot;) + COUNTIF([.J7:.J29];&quot;Failed&quot;); &quot; (&quot; ;COUNTIF([.J7:.J29];&quot;Failed&quot;); &quot;/&quot; ; COUNTIF([.J7:.J29];&quot;Passed&quot;);&quot;)&quot;)" office:value-type="string" office:string-value="0 (0/0)">
            <text:p>0 (0/0)</text:p>
          </table:table-cell>
          <table:table-cell table:style-name="ce25" table:formula="oooc:=CONCATENATE(COUNTIF([.K7:.K29];&quot;Passed&quot;) + COUNTIF([.K7:.K29];&quot;Failed&quot;); &quot; (&quot; ;COUNTIF([.K7:.K29];&quot;Failed&quot;); &quot;/&quot; ; COUNTIF([.K7:.K29];&quot;Passed&quot;);&quot;)&quot;)" office:value-type="string" office:string-value="0 (0/0)">
            <text:p>0 (0/0)</text:p>
          </table:table-cell>
          <table:table-cell table:style-name="ce25" table:formula="oooc:=CONCATENATE(COUNTIF([.L7:.L29];&quot;Passed&quot;) + COUNTIF([.L7:.L29];&quot;Failed&quot;); &quot; (&quot; ;COUNTIF([.L7:.L29];&quot;Failed&quot;); &quot;/&quot; ; COUNTIF([.L7:.L29];&quot;Passed&quot;);&quot;)&quot;)" office:value-type="string" office:string-value="0 (0/0)">
            <text:p>0 (0/0)</text:p>
          </table:table-cell>
          <table:table-cell table:style-name="ce25" table:formula="oooc:=CONCATENATE(COUNTIF([.M7:.M29];&quot;Passed&quot;) + COUNTIF([.M7:.M29];&quot;Failed&quot;); &quot; (&quot; ;COUNTIF([.M7:.M29];&quot;Failed&quot;); &quot;/&quot; ; COUNTIF([.M7:.M29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5">
          <table:table-cell table:style-name="ce7" office:value-type="string">
            <text:p>User Administration </text:p>
          </table:table-cell>
          <table:table-cell table:style-name="ce10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4">
          <table:table-cell table:style-name="ce6" office:value-type="string">
            <text:p>user_list</text:p>
          </table:table-cell>
          <table:table-cell table:style-name="ce15" office:value-type="string">
            <text:p>list users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list_locked</text:p>
          </table:table-cell>
          <table:table-cell table:style-name="ce15" office:value-type="string">
            <text:p>signal locked user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list_online</text:p>
          </table:table-cell>
          <table:table-cell table:style-name="ce15" office:value-type="string">
            <text:p>Show online status of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create</text:p>
          </table:table-cell>
          <table:table-cell table:style-name="ce15" office:value-type="string">
            <text:p>create user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create_eq_pwd</text:p>
          </table:table-cell>
          <table:table-cell table:style-name="ce15" office:value-type="string">
            <text:p>Check pwd is equal to pwd confirmation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create_perm_first</text:p>
          </table:table-cell>
          <table:table-cell table:style-name="ce15" office:value-type="string">
            <text:p>grant 13 user permissions to first project <text:s/>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create_perm_any</text:p>
          </table:table-cell>
          <table:table-cell table:style-name="ce15" office:value-type="string">
            <text:p>grant 13 user perm. to a project not first/last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create_perm_last</text:p>
          </table:table-cell>
          <table:table-cell table:style-name="ce15" office:value-type="string">
            <text:p>grant 13 user permissions to last project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create_su</text:p>
          </table:table-cell>
          <table:table-cell table:style-name="ce15" office:value-type="string">
            <text:p>grant super user rights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create_no_su</text:p>
          </table:table-cell>
          <table:table-cell table:style-name="ce15" office:value-type="string">
            <text:p>Do not grant super user rights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create_check_email</text:p>
          </table:table-cell>
          <table:table-cell table:style-name="ce15" office:value-type="string">
            <text:p>Check email format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pdate</text:p>
          </table:table-cell>
          <table:table-cell table:style-name="ce15" office:value-type="string">
            <text:p>update user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pdate_eq_pwd</text:p>
          </table:table-cell>
          <table:table-cell table:style-name="ce15" office:value-type="string">
            <text:p>Check pwd is equal to pwd confirmation on upd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style-name="ce30"/>
          <table:table-cell table:style-name="ce31" table:number-columns-repeated="4"/>
          <table:table-cell table:style-name="ce30"/>
          <table:table-cell table:style-name="ce31" table:number-columns-repeated="242"/>
        </table:table-row>
        <table:table-row table:style-name="ro4">
          <table:table-cell table:style-name="ce6" office:value-type="string">
            <text:p>user_update_fname</text:p>
          </table:table-cell>
          <table:table-cell table:style-name="ce15" office:value-type="string">
            <text:p>Change firstname of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pdate_lname</text:p>
          </table:table-cell>
          <table:table-cell table:style-name="ce15" office:value-type="string">
            <text:p>Change lastname of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pdate_fname</text:p>
          </table:table-cell>
          <table:table-cell table:style-name="ce15" office:value-type="string">
            <text:p>Change firstname of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pdate_login</text:p>
          </table:table-cell>
          <table:table-cell table:style-name="ce15" office:value-type="string">
            <text:p>Change loginname of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pdate_email</text:p>
          </table:table-cell>
          <table:table-cell table:style-name="ce15" office:value-type="string">
            <text:p>Change email address of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pdate_check_email</text:p>
          </table:table-cell>
          <table:table-cell table:style-name="ce15" office:value-type="string">
            <text:p>Check email format on upd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pdate_pwd</text:p>
          </table:table-cell>
          <table:table-cell table:style-name="ce15" office:value-type="string">
            <text:p>Change passwort of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grant_su</text:p>
          </table:table-cell>
          <table:table-cell table:style-name="ce15" office:value-type="string">
            <text:p>Grant super user rights to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grant_su</text:p>
          </table:table-cell>
          <table:table-cell table:style-name="ce15" office:value-type="string">
            <text:p>Ungrant super user rights to a us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grant_perm_first</text:p>
          </table:table-cell>
          <table:table-cell table:style-name="ce15" office:value-type="string">
            <text:p>grant 13 user permissions to first project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grant_perm_any</text:p>
          </table:table-cell>
          <table:table-cell table:style-name="ce15" office:value-type="string">
            <text:p>grant 13 user permissions to a project not first/last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grant_perm_last</text:p>
          </table:table-cell>
          <table:table-cell table:style-name="ce15" office:value-type="string">
            <text:p>grant 13 user permissions to last project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grant_perm_first</text:p>
          </table:table-cell>
          <table:table-cell table:style-name="ce15" office:value-type="string">
            <text:p>ungrant 13 user permissions to first project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grant_perm_any</text:p>
          </table:table-cell>
          <table:table-cell table:style-name="ce15" office:value-type="string">
            <text:p>ungrant 13 user permissions to a project not first/last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ugrant_perm_last</text:p>
          </table:table-cell>
          <table:table-cell table:style-name="ce15" office:value-type="string">
            <text:p>ungrant 13 user permissions to last project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user_lock</text:p>
          </table:table-cell>
          <table:table-cell table:style-name="ce15" office:value-type="string">
            <text:p>lock user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/>
          <table:table-cell table:style-name="ce16"/>
          <table:table-cell table:style-name="ce25" table:formula="oooc:=CONCATENATE(COUNTIF([.C32:.C60];&quot;Passed&quot;) + COUNTIF([.C32:.C60];&quot;Failed&quot;); &quot; (&quot; ;COUNTIF([.C32:.C60];&quot;Failed&quot;); &quot;/&quot; ; COUNTIF([.C32:.C60];&quot;Passed&quot;);&quot;)&quot;)" office:value-type="string" office:string-value="29 (0/29)">
            <text:p>29 (0/29)</text:p>
          </table:table-cell>
          <table:table-cell table:style-name="ce25" table:formula="oooc:=CONCATENATE(COUNTIF([.D32:.D60];&quot;Passed&quot;) + COUNTIF([.D32:.D60];&quot;Failed&quot;); &quot; (&quot; ;COUNTIF([.D32:.D60];&quot;Failed&quot;); &quot;/&quot; ; COUNTIF([.D32:.D60];&quot;Passed&quot;);&quot;)&quot;)" office:value-type="string" office:string-value="0 (0/0)">
            <text:p>0 (0/0)</text:p>
          </table:table-cell>
          <table:table-cell table:style-name="ce25" table:formula="oooc:=CONCATENATE(COUNTIF([.E32:.E60];&quot;Passed&quot;) + COUNTIF([.E32:.E60];&quot;Failed&quot;); &quot; (&quot; ;COUNTIF([.E32:.E60];&quot;Failed&quot;); &quot;/&quot; ; COUNTIF([.E32:.E60];&quot;Passed&quot;);&quot;)&quot;)" office:value-type="string" office:string-value="0 (0/0)">
            <text:p>0 (0/0)</text:p>
          </table:table-cell>
          <table:table-cell table:style-name="ce25" table:formula="oooc:=CONCATENATE(COUNTIF([.F32:.F60];&quot;Passed&quot;) + COUNTIF([.F32:.F60];&quot;Failed&quot;); &quot; (&quot; ;COUNTIF([.F32:.F60];&quot;Failed&quot;); &quot;/&quot; ; COUNTIF([.F32:.F60];&quot;Passed&quot;);&quot;)&quot;)" office:value-type="string" office:string-value="0 (0/0)">
            <text:p>0 (0/0)</text:p>
          </table:table-cell>
          <table:table-cell table:style-name="ce25" table:formula="oooc:=CONCATENATE(COUNTIF([.G32:.G60];&quot;Passed&quot;) + COUNTIF([.G32:.G60];&quot;Failed&quot;); &quot; (&quot; ;COUNTIF([.G32:.G60];&quot;Failed&quot;); &quot;/&quot; ; COUNTIF([.G32:.G60];&quot;Passed&quot;);&quot;)&quot;)" office:value-type="string" office:string-value="0 (0/0)">
            <text:p>0 (0/0)</text:p>
          </table:table-cell>
          <table:table-cell table:style-name="ce25" table:formula="oooc:=CONCATENATE(COUNTIF([.H32:.H60];&quot;Passed&quot;) + COUNTIF([.H32:.H60];&quot;Failed&quot;); &quot; (&quot; ;COUNTIF([.H32:.H60];&quot;Failed&quot;); &quot;/&quot; ; COUNTIF([.H32:.H60];&quot;Passed&quot;);&quot;)&quot;)" office:value-type="string" office:string-value="0 (0/0)">
            <text:p>0 (0/0)</text:p>
          </table:table-cell>
          <table:table-cell table:style-name="ce25" table:formula="oooc:=CONCATENATE(COUNTIF([.I32:.I60];&quot;Passed&quot;) + COUNTIF([.I32:.I60];&quot;Failed&quot;); &quot; (&quot; ;COUNTIF([.I32:.I60];&quot;Failed&quot;); &quot;/&quot; ; COUNTIF([.I32:.I60];&quot;Passed&quot;);&quot;)&quot;)" office:value-type="string" office:string-value="0 (0/0)">
            <text:p>0 (0/0)</text:p>
          </table:table-cell>
          <table:table-cell table:style-name="ce25" table:formula="oooc:=CONCATENATE(COUNTIF([.J32:.J60];&quot;Passed&quot;) + COUNTIF([.J32:.J60];&quot;Failed&quot;); &quot; (&quot; ;COUNTIF([.J32:.J60];&quot;Failed&quot;); &quot;/&quot; ; COUNTIF([.J32:.J60];&quot;Passed&quot;);&quot;)&quot;)" office:value-type="string" office:string-value="0 (0/0)">
            <text:p>0 (0/0)</text:p>
          </table:table-cell>
          <table:table-cell table:style-name="ce25" table:formula="oooc:=CONCATENATE(COUNTIF([.K32:.K60];&quot;Passed&quot;) + COUNTIF([.K32:.K60];&quot;Failed&quot;); &quot; (&quot; ;COUNTIF([.K32:.K60];&quot;Failed&quot;); &quot;/&quot; ; COUNTIF([.K32:.K60];&quot;Passed&quot;);&quot;)&quot;)" office:value-type="string" office:string-value="0 (0/0)">
            <text:p>0 (0/0)</text:p>
          </table:table-cell>
          <table:table-cell table:style-name="ce25" table:formula="oooc:=CONCATENATE(COUNTIF([.L32:.L60];&quot;Passed&quot;) + COUNTIF([.L32:.L60];&quot;Failed&quot;); &quot; (&quot; ;COUNTIF([.L32:.L60];&quot;Failed&quot;); &quot;/&quot; ; COUNTIF([.L32:.L60];&quot;Passed&quot;);&quot;)&quot;)" office:value-type="string" office:string-value="0 (0/0)">
            <text:p>0 (0/0)</text:p>
          </table:table-cell>
          <table:table-cell table:style-name="ce25" table:formula="oooc:=CONCATENATE(COUNTIF([.M32:.M60];&quot;Passed&quot;) + COUNTIF([.M32:.M60];&quot;Failed&quot;); &quot; (&quot; ;COUNTIF([.M32:.M60];&quot;Failed&quot;); &quot;/&quot; ; COUNTIF([.M32:.M60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5">
          <table:table-cell table:style-name="ce9" office:value-type="string">
            <text:p>Configuration administration</text:p>
          </table:table-cell>
          <table:table-cell table:style-name="ce14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5">
          <table:table-cell table:style-name="ce6" office:value-type="string">
            <text:p>status_overview</text:p>
          </table:table-cell>
          <table:table-cell table:style-name="ce6" office:value-type="string">
            <text:p>Show overview pag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tatus_add</text:p>
          </table:table-cell>
          <table:table-cell table:style-name="ce17" office:value-type="string">
            <text:p>Add a new statu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tatus_update_value</text:p>
          </table:table-cell>
          <table:table-cell table:style-name="ce17" office:value-type="string">
            <text:p>Update the status valu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tatus_update_order</text:p>
          </table:table-cell>
          <table:table-cell table:style-name="ce17" office:value-type="string">
            <text:p>Update the status order</text:p>
          </table:table-cell>
          <table:table-cell table:style-name="ce24" office:value-type="string">
            <text:p>Fail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tatus_update_lang</text:p>
          </table:table-cell>
          <table:table-cell table:style-name="ce17" office:value-type="string">
            <text:p>Updateall language string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tatus_remove</text:p>
          </table:table-cell>
          <table:table-cell table:style-name="ce17" office:value-type="string">
            <text:p>Remove a statu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everities_add</text:p>
          </table:table-cell>
          <table:table-cell office:value-type="string">
            <text:p>Add a severity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everities_update_lang</text:p>
          </table:table-cell>
          <table:table-cell office:value-type="string">
            <text:p>Update a severities languages string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everities_move_up</text:p>
          </table:table-cell>
          <table:table-cell office:value-type="string">
            <text:p>Move a severity up in the soring ord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everities_move_down</text:p>
          </table:table-cell>
          <table:table-cell office:value-type="string">
            <text:p>Move a severity down in the soring ord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severities_remove</text:p>
          </table:table-cell>
          <table:table-cell office:value-type="string">
            <text:p>Remove a severity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resolution_add</text:p>
          </table:table-cell>
          <table:table-cell office:value-type="string">
            <text:p>Add a resolution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resolution_update_lang</text:p>
          </table:table-cell>
          <table:table-cell office:value-type="string">
            <text:p>Update a resolutions languages string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resolution_move_up</text:p>
          </table:table-cell>
          <table:table-cell office:value-type="string">
            <text:p>Moves a resolution up in the sorting ord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resolution_move_down</text:p>
          </table:table-cell>
          <table:table-cell office:value-type="string">
            <text:p>Moves a resolution down in the sorting order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resolution_remove</text:p>
          </table:table-cell>
          <table:table-cell office:value-type="string">
            <text:p>Remove a reolution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add</text:p>
          </table:table-cell>
          <table:table-cell office:value-type="string">
            <text:p>Add a custome field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update_lang</text:p>
          </table:table-cell>
          <table:table-cell office:value-type="string">
            <text:p>Update a custom fields language string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update_type</text:p>
          </table:table-cell>
          <table:table-cell office:value-type="string">
            <text:p>Update a custom fields typ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update_required</text:p>
          </table:table-cell>
          <table:table-cell office:value-type="string">
            <text:p>Update a custom fields required flag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update_sort</text:p>
          </table:table-cell>
          <table:table-cell office:value-type="string">
            <text:p>Update a custom fields sort options flag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update_datef</text:p>
          </table:table-cell>
          <table:table-cell office:value-type="string">
            <text:p>Update a custom fields date format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add_option</text:p>
          </table:table-cell>
          <table:table-cell office:value-type="string">
            <text:p>Add an option to a custom list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update_opt_lang</text:p>
          </table:table-cell>
          <table:table-cell office:value-type="string">
            <text:p>Update the language strings of a option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custfield_remove_option</text:p>
          </table:table-cell>
          <table:table-cell table:style-name="ce15" office:value-type="string">
            <text:p>Remove an option from a custom list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custfield_remove</text:p>
          </table:table-cell>
          <table:table-cell office:value-type="string">
            <text:p>Remove a custom field</text:p>
          </table:table-cell>
          <table:table-cell table:style-name="ce6" table:number-columns-repeated="6"/>
          <table:table-cell table:number-columns-repeated="248"/>
        </table:table-row>
        <table:table-row table:style-name="ro5">
          <table:table-cell table:style-name="ce6" office:value-type="string">
            <text:p>data_export</text:p>
          </table:table-cell>
          <table:table-cell office:value-type="string">
            <text:p>Export data as xml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style-name="ce6" office:value-type="string">
            <text:p>data_import</text:p>
          </table:table-cell>
          <table:table-cell office:value-type="string">
            <text:p>Import data from xml file</text:p>
          </table:table-cell>
          <table:table-cell table:style-name="ce6" table:number-columns-repeated="6"/>
          <table:table-cell table:number-columns-repeated="248"/>
        </table:table-row>
        <table:table-row table:style-name="ro5">
          <table:table-cell table:style-name="ce6"/>
          <table:table-cell/>
          <table:table-cell table:style-name="ce25" table:formula="oooc:=CONCATENATE(COUNTIF([.C63:.C90];&quot;Passed&quot;) + COUNTIF([.C63:.C90];&quot;Failed&quot;); &quot; (&quot; ;COUNTIF([.C63:.C90];&quot;Failed&quot;); &quot;/&quot; ; COUNTIF([.C63:.C90];&quot;Passed&quot;);&quot;)&quot;)" office:value-type="string" office:string-value="26 (1/25)">
            <text:p>26 (1/25)</text:p>
          </table:table-cell>
          <table:table-cell table:style-name="ce25" table:formula="oooc:=CONCATENATE(COUNTIF([.D63:.D90];&quot;Passed&quot;) + COUNTIF([.D63:.D90];&quot;Failed&quot;); &quot; (&quot; ;COUNTIF([.D63:.D90];&quot;Failed&quot;); &quot;/&quot; ; COUNTIF([.D63:.D90];&quot;Passed&quot;);&quot;)&quot;)" office:value-type="string" office:string-value="0 (0/0)">
            <text:p>0 (0/0)</text:p>
          </table:table-cell>
          <table:table-cell table:style-name="ce25" table:formula="oooc:=CONCATENATE(COUNTIF([.E63:.E90];&quot;Passed&quot;) + COUNTIF([.E63:.E90];&quot;Failed&quot;); &quot; (&quot; ;COUNTIF([.E63:.E90];&quot;Failed&quot;); &quot;/&quot; ; COUNTIF([.E63:.E90];&quot;Passed&quot;);&quot;)&quot;)" office:value-type="string" office:string-value="0 (0/0)">
            <text:p>0 (0/0)</text:p>
          </table:table-cell>
          <table:table-cell table:style-name="ce25" table:formula="oooc:=CONCATENATE(COUNTIF([.F63:.F90];&quot;Passed&quot;) + COUNTIF([.F63:.F90];&quot;Failed&quot;); &quot; (&quot; ;COUNTIF([.F63:.F90];&quot;Failed&quot;); &quot;/&quot; ; COUNTIF([.F63:.F90];&quot;Passed&quot;);&quot;)&quot;)" office:value-type="string" office:string-value="0 (0/0)">
            <text:p>0 (0/0)</text:p>
          </table:table-cell>
          <table:table-cell table:style-name="ce25" table:formula="oooc:=CONCATENATE(COUNTIF([.G63:.G90];&quot;Passed&quot;) + COUNTIF([.G63:.G90];&quot;Failed&quot;); &quot; (&quot; ;COUNTIF([.G63:.G90];&quot;Failed&quot;); &quot;/&quot; ; COUNTIF([.G63:.G90];&quot;Passed&quot;);&quot;)&quot;)" office:value-type="string" office:string-value="0 (0/0)">
            <text:p>0 (0/0)</text:p>
          </table:table-cell>
          <table:table-cell table:style-name="ce25" table:formula="oooc:=CONCATENATE(COUNTIF([.H63:.H90];&quot;Passed&quot;) + COUNTIF([.H63:.H90];&quot;Failed&quot;); &quot; (&quot; ;COUNTIF([.H63:.H90];&quot;Failed&quot;); &quot;/&quot; ; COUNTIF([.H63:.H90];&quot;Passed&quot;);&quot;)&quot;)" office:value-type="string" office:string-value="0 (0/0)">
            <text:p>0 (0/0)</text:p>
          </table:table-cell>
          <table:table-cell table:style-name="ce25" table:formula="oooc:=CONCATENATE(COUNTIF([.I63:.I90];&quot;Passed&quot;) + COUNTIF([.I63:.I90];&quot;Failed&quot;); &quot; (&quot; ;COUNTIF([.I63:.I90];&quot;Failed&quot;); &quot;/&quot; ; COUNTIF([.I63:.I90];&quot;Passed&quot;);&quot;)&quot;)" office:value-type="string" office:string-value="0 (0/0)">
            <text:p>0 (0/0)</text:p>
          </table:table-cell>
          <table:table-cell table:style-name="ce25" table:formula="oooc:=CONCATENATE(COUNTIF([.J63:.J90];&quot;Passed&quot;) + COUNTIF([.J63:.J90];&quot;Failed&quot;); &quot; (&quot; ;COUNTIF([.J63:.J90];&quot;Failed&quot;); &quot;/&quot; ; COUNTIF([.J63:.J90];&quot;Passed&quot;);&quot;)&quot;)" office:value-type="string" office:string-value="0 (0/0)">
            <text:p>0 (0/0)</text:p>
          </table:table-cell>
          <table:table-cell table:style-name="ce25" table:formula="oooc:=CONCATENATE(COUNTIF([.K63:.K90];&quot;Passed&quot;) + COUNTIF([.K63:.K90];&quot;Failed&quot;); &quot; (&quot; ;COUNTIF([.K63:.K90];&quot;Failed&quot;); &quot;/&quot; ; COUNTIF([.K63:.K90];&quot;Passed&quot;);&quot;)&quot;)" office:value-type="string" office:string-value="0 (0/0)">
            <text:p>0 (0/0)</text:p>
          </table:table-cell>
          <table:table-cell table:style-name="ce25" table:formula="oooc:=CONCATENATE(COUNTIF([.L63:.L90];&quot;Passed&quot;) + COUNTIF([.L63:.L90];&quot;Failed&quot;); &quot; (&quot; ;COUNTIF([.L63:.L90];&quot;Failed&quot;); &quot;/&quot; ; COUNTIF([.L63:.L90];&quot;Passed&quot;);&quot;)&quot;)" office:value-type="string" office:string-value="0 (0/0)">
            <text:p>0 (0/0)</text:p>
          </table:table-cell>
          <table:table-cell table:style-name="ce25" table:formula="oooc:=CONCATENATE(COUNTIF([.M63:.M90];&quot;Passed&quot;) + COUNTIF([.M63:.M90];&quot;Failed&quot;); &quot; (&quot; ;COUNTIF([.M63:.M90];&quot;Failed&quot;); &quot;/&quot; ; COUNTIF([.M63:.M90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5">
          <table:table-cell table:style-name="ce7" office:value-type="string">
            <text:p>Workflow Administration </text:p>
          </table:table-cell>
          <table:table-cell table:style-name="ce10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4">
          <table:table-cell table:style-name="ce6" office:value-type="string">
            <text:p>wrkfl_create</text:p>
          </table:table-cell>
          <table:table-cell table:style-name="ce15" office:value-type="string">
            <text:p>Create a new workflow script 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wrkfl_create_syntax</text:p>
          </table:table-cell>
          <table:table-cell table:style-name="ce15" office:value-type="string">
            <text:p>Validate syntax of script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wrkfl_update_name</text:p>
          </table:table-cell>
          <table:table-cell table:style-name="ce15" office:value-type="string">
            <text:p>Update the scripts nam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wrkfl_update_event</text:p>
          </table:table-cell>
          <table:table-cell table:style-name="ce15" office:value-type="string">
            <text:p>Update the event on which the script will be triggered 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wrkfl_update_syntax</text:p>
          </table:table-cell>
          <table:table-cell table:style-name="ce15" office:value-type="string">
            <text:p>Validate syntax of script on crea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wrkfl_remove</text:p>
          </table:table-cell>
          <table:table-cell table:style-name="ce15" office:value-type="string">
            <text:p>Remove a workflow script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/>
          <table:table-cell table:style-name="ce16"/>
          <table:table-cell table:style-name="ce25" table:formula="oooc:=CONCATENATE(COUNTIF([.C93:.C98];&quot;Passed&quot;) + COUNTIF([.C93:.C98];&quot;Failed&quot;); &quot; (&quot; ;COUNTIF([.C93:.C98];&quot;Failed&quot;); &quot;/&quot; ; COUNTIF([.C93:.C98];&quot;Passed&quot;);&quot;)&quot;)" office:value-type="string" office:string-value="6 (0/6)">
            <text:p>6 (0/6)</text:p>
          </table:table-cell>
          <table:table-cell table:style-name="ce25" table:formula="oooc:=CONCATENATE(COUNTIF([.D93:.D98];&quot;Passed&quot;) + COUNTIF([.D93:.D98];&quot;Failed&quot;); &quot; (&quot; ;COUNTIF([.D93:.D98];&quot;Failed&quot;); &quot;/&quot; ; COUNTIF([.D93:.D98];&quot;Passed&quot;);&quot;)&quot;)" office:value-type="string" office:string-value="0 (0/0)">
            <text:p>0 (0/0)</text:p>
          </table:table-cell>
          <table:table-cell table:style-name="ce25" table:formula="oooc:=CONCATENATE(COUNTIF([.E93:.E98];&quot;Passed&quot;) + COUNTIF([.E93:.E98];&quot;Failed&quot;); &quot; (&quot; ;COUNTIF([.E93:.E98];&quot;Failed&quot;); &quot;/&quot; ; COUNTIF([.E93:.E98];&quot;Passed&quot;);&quot;)&quot;)" office:value-type="string" office:string-value="0 (0/0)">
            <text:p>0 (0/0)</text:p>
          </table:table-cell>
          <table:table-cell table:style-name="ce25" table:formula="oooc:=CONCATENATE(COUNTIF([.F93:.F98];&quot;Passed&quot;) + COUNTIF([.F93:.F98];&quot;Failed&quot;); &quot; (&quot; ;COUNTIF([.F93:.F98];&quot;Failed&quot;); &quot;/&quot; ; COUNTIF([.F93:.F98];&quot;Passed&quot;);&quot;)&quot;)" office:value-type="string" office:string-value="0 (0/0)">
            <text:p>0 (0/0)</text:p>
          </table:table-cell>
          <table:table-cell table:style-name="ce25" table:formula="oooc:=CONCATENATE(COUNTIF([.G93:.G98];&quot;Passed&quot;) + COUNTIF([.G93:.G98];&quot;Failed&quot;); &quot; (&quot; ;COUNTIF([.G93:.G98];&quot;Failed&quot;); &quot;/&quot; ; COUNTIF([.G93:.G98];&quot;Passed&quot;);&quot;)&quot;)" office:value-type="string" office:string-value="0 (0/0)">
            <text:p>0 (0/0)</text:p>
          </table:table-cell>
          <table:table-cell table:style-name="ce25" table:formula="oooc:=CONCATENATE(COUNTIF([.H93:.H98];&quot;Passed&quot;) + COUNTIF([.H93:.H98];&quot;Failed&quot;); &quot; (&quot; ;COUNTIF([.H93:.H98];&quot;Failed&quot;); &quot;/&quot; ; COUNTIF([.H93:.H98];&quot;Passed&quot;);&quot;)&quot;)" office:value-type="string" office:string-value="0 (0/0)">
            <text:p>0 (0/0)</text:p>
          </table:table-cell>
          <table:table-cell table:style-name="ce25" table:formula="oooc:=CONCATENATE(COUNTIF([.I93:.I98];&quot;Passed&quot;) + COUNTIF([.I93:.I98];&quot;Failed&quot;); &quot; (&quot; ;COUNTIF([.I93:.I98];&quot;Failed&quot;); &quot;/&quot; ; COUNTIF([.I93:.I98];&quot;Passed&quot;);&quot;)&quot;)" office:value-type="string" office:string-value="0 (0/0)">
            <text:p>0 (0/0)</text:p>
          </table:table-cell>
          <table:table-cell table:style-name="ce25" table:formula="oooc:=CONCATENATE(COUNTIF([.J93:.J98];&quot;Passed&quot;) + COUNTIF([.J93:.J98];&quot;Failed&quot;); &quot; (&quot; ;COUNTIF([.J93:.J98];&quot;Failed&quot;); &quot;/&quot; ; COUNTIF([.J93:.J98];&quot;Passed&quot;);&quot;)&quot;)" office:value-type="string" office:string-value="0 (0/0)">
            <text:p>0 (0/0)</text:p>
          </table:table-cell>
          <table:table-cell table:style-name="ce25" table:formula="oooc:=CONCATENATE(COUNTIF([.K93:.K98];&quot;Passed&quot;) + COUNTIF([.K93:.K98];&quot;Failed&quot;); &quot; (&quot; ;COUNTIF([.K93:.K98];&quot;Failed&quot;); &quot;/&quot; ; COUNTIF([.K93:.K98];&quot;Passed&quot;);&quot;)&quot;)" office:value-type="string" office:string-value="0 (0/0)">
            <text:p>0 (0/0)</text:p>
          </table:table-cell>
          <table:table-cell table:style-name="ce25" table:formula="oooc:=CONCATENATE(COUNTIF([.L93:.L98];&quot;Passed&quot;) + COUNTIF([.L93:.L98];&quot;Failed&quot;); &quot; (&quot; ;COUNTIF([.L93:.L98];&quot;Failed&quot;); &quot;/&quot; ; COUNTIF([.L93:.L98];&quot;Passed&quot;);&quot;)&quot;)" office:value-type="string" office:string-value="0 (0/0)">
            <text:p>0 (0/0)</text:p>
          </table:table-cell>
          <table:table-cell table:style-name="ce25" table:formula="oooc:=CONCATENATE(COUNTIF([.M93:.M98];&quot;Passed&quot;) + COUNTIF([.M93:.M98];&quot;Failed&quot;); &quot; (&quot; ;COUNTIF([.M93:.M98];&quot;Failed&quot;); &quot;/&quot; ; COUNTIF([.M93:.M9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5">
          <table:table-cell table:style-name="ce7" office:value-type="string">
            <text:p>Language Administration </text:p>
          </table:table-cell>
          <table:table-cell table:style-name="ce10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4">
          <table:table-cell table:style-name="ce6" office:value-type="string">
            <text:p>lang_list</text:p>
          </table:table-cell>
          <table:table-cell table:style-name="ce15" office:value-type="string">
            <text:p>list languages <text:s/>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lang_update</text:p>
          </table:table-cell>
          <table:table-cell table:style-name="ce15" office:value-type="string">
            <text:p>Update all language string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lang_update_base</text:p>
          </table:table-cell>
          <table:table-cell table:style-name="ce15" office:value-type="string">
            <text:p>Update all language strings of the base languag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lang_reinitialize</text:p>
          </table:table-cell>
          <table:table-cell table:style-name="ce15" office:value-type="string">
            <text:p>Reinitialize all resource strings</text:p>
          </table:table-cell>
          <table:table-cell table:style-name="ce6" table:number-columns-repeated="6"/>
          <table:table-cell table:number-columns-repeated="248"/>
        </table:table-row>
        <table:table-row table:style-name="ro4">
          <table:table-cell table:style-name="ce6" office:value-type="string">
            <text:p>lang_create_ctry</text:p>
          </table:table-cell>
          <table:table-cell table:style-name="ce15" office:value-type="string">
            <text:p>Create a new country language for a given local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lang_export</text:p>
          </table:table-cell>
          <table:table-cell table:style-name="ce15" office:value-type="string">
            <text:p>Export a language to a property fil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lang_create_lang</text:p>
          </table:table-cell>
          <table:table-cell table:style-name="ce15" office:value-type="string">
            <text:p>Create a new languag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lang_create_key</text:p>
          </table:table-cell>
          <table:table-cell table:style-name="ce15" office:value-type="string">
            <text:p>Create a new key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/>
          <table:table-cell table:style-name="ce16"/>
          <table:table-cell table:style-name="ce25" table:formula="oooc:=CONCATENATE(COUNTIF([.C101:.C108];&quot;Passed&quot;) + COUNTIF([.C101:.C108];&quot;Failed&quot;); &quot; (&quot; ;COUNTIF([.C101:.C108];&quot;Failed&quot;); &quot;/&quot; ; COUNTIF([.C101:.C108];&quot;Passed&quot;);&quot;)&quot;)" office:value-type="string" office:string-value="7 (0/7)">
            <text:p>7 (0/7)</text:p>
          </table:table-cell>
          <table:table-cell table:style-name="ce25" table:formula="oooc:=CONCATENATE(COUNTIF([.D101:.D108];&quot;Passed&quot;) + COUNTIF([.D101:.D108];&quot;Failed&quot;); &quot; (&quot; ;COUNTIF([.D101:.D108];&quot;Failed&quot;); &quot;/&quot; ; COUNTIF([.D101:.D108];&quot;Passed&quot;);&quot;)&quot;)" office:value-type="string" office:string-value="0 (0/0)">
            <text:p>0 (0/0)</text:p>
          </table:table-cell>
          <table:table-cell table:style-name="ce25" table:formula="oooc:=CONCATENATE(COUNTIF([.E101:.E108];&quot;Passed&quot;) + COUNTIF([.E101:.E108];&quot;Failed&quot;); &quot; (&quot; ;COUNTIF([.E101:.E108];&quot;Failed&quot;); &quot;/&quot; ; COUNTIF([.E101:.E108];&quot;Passed&quot;);&quot;)&quot;)" office:value-type="string" office:string-value="0 (0/0)">
            <text:p>0 (0/0)</text:p>
          </table:table-cell>
          <table:table-cell table:style-name="ce25" table:formula="oooc:=CONCATENATE(COUNTIF([.F101:.F108];&quot;Passed&quot;) + COUNTIF([.F101:.F108];&quot;Failed&quot;); &quot; (&quot; ;COUNTIF([.F101:.F108];&quot;Failed&quot;); &quot;/&quot; ; COUNTIF([.F101:.F108];&quot;Passed&quot;);&quot;)&quot;)" office:value-type="string" office:string-value="0 (0/0)">
            <text:p>0 (0/0)</text:p>
          </table:table-cell>
          <table:table-cell table:style-name="ce25" table:formula="oooc:=CONCATENATE(COUNTIF([.G101:.G108];&quot;Passed&quot;) + COUNTIF([.G101:.G108];&quot;Failed&quot;); &quot; (&quot; ;COUNTIF([.G101:.G108];&quot;Failed&quot;); &quot;/&quot; ; COUNTIF([.G101:.G108];&quot;Passed&quot;);&quot;)&quot;)" office:value-type="string" office:string-value="0 (0/0)">
            <text:p>0 (0/0)</text:p>
          </table:table-cell>
          <table:table-cell table:style-name="ce25" table:formula="oooc:=CONCATENATE(COUNTIF([.H101:.H108];&quot;Passed&quot;) + COUNTIF([.H101:.H108];&quot;Failed&quot;); &quot; (&quot; ;COUNTIF([.H101:.H108];&quot;Failed&quot;); &quot;/&quot; ; COUNTIF([.H101:.H108];&quot;Passed&quot;);&quot;)&quot;)" office:value-type="string" office:string-value="0 (0/0)">
            <text:p>0 (0/0)</text:p>
          </table:table-cell>
          <table:table-cell table:style-name="ce25" table:formula="oooc:=CONCATENATE(COUNTIF([.I101:.I108];&quot;Passed&quot;) + COUNTIF([.I101:.I108];&quot;Failed&quot;); &quot; (&quot; ;COUNTIF([.I101:.I108];&quot;Failed&quot;); &quot;/&quot; ; COUNTIF([.I101:.I108];&quot;Passed&quot;);&quot;)&quot;)" office:value-type="string" office:string-value="0 (0/0)">
            <text:p>0 (0/0)</text:p>
          </table:table-cell>
          <table:table-cell table:style-name="ce25" table:formula="oooc:=CONCATENATE(COUNTIF([.J101:.J108];&quot;Passed&quot;) + COUNTIF([.J101:.J108];&quot;Failed&quot;); &quot; (&quot; ;COUNTIF([.J101:.J108];&quot;Failed&quot;); &quot;/&quot; ; COUNTIF([.J101:.J108];&quot;Passed&quot;);&quot;)&quot;)" office:value-type="string" office:string-value="0 (0/0)">
            <text:p>0 (0/0)</text:p>
          </table:table-cell>
          <table:table-cell table:style-name="ce25" table:formula="oooc:=CONCATENATE(COUNTIF([.K101:.K108];&quot;Passed&quot;) + COUNTIF([.K101:.K108];&quot;Failed&quot;); &quot; (&quot; ;COUNTIF([.K101:.K108];&quot;Failed&quot;); &quot;/&quot; ; COUNTIF([.K101:.K108];&quot;Passed&quot;);&quot;)&quot;)" office:value-type="string" office:string-value="0 (0/0)">
            <text:p>0 (0/0)</text:p>
          </table:table-cell>
          <table:table-cell table:style-name="ce25" table:formula="oooc:=CONCATENATE(COUNTIF([.L101:.L108];&quot;Passed&quot;) + COUNTIF([.L101:.L108];&quot;Failed&quot;); &quot; (&quot; ;COUNTIF([.L101:.L108];&quot;Failed&quot;); &quot;/&quot; ; COUNTIF([.L101:.L108];&quot;Passed&quot;);&quot;)&quot;)" office:value-type="string" office:string-value="0 (0/0)">
            <text:p>0 (0/0)</text:p>
          </table:table-cell>
          <table:table-cell table:style-name="ce25" table:formula="oooc:=CONCATENATE(COUNTIF([.M101:.M108];&quot;Passed&quot;) + COUNTIF([.M101:.M108];&quot;Failed&quot;); &quot; (&quot; ;COUNTIF([.M101:.M108];&quot;Failed&quot;); &quot;/&quot; ; COUNTIF([.M101:.M10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10" office:value-type="string" table:number-columns-spanned="2" table:number-rows-spanned="1">
            <text:p>Attachment Administration</text:p>
          </table:table-cell>
          <table:covered-table-cell table:style-name="ce14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4">
          <table:table-cell table:style-name="ce6" office:value-type="string">
            <text:p>attch_list</text:p>
          </table:table-cell>
          <table:table-cell table:style-name="ce15" office:value-type="string">
            <text:p>List attachement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attch_upload_db</text:p>
          </table:table-cell>
          <table:table-cell table:style-name="ce15" office:value-type="string">
            <text:p>Create db entry on upload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attch_upload_file</text:p>
          </table:table-cell>
          <table:table-cell table:style-name="ce15" office:value-type="string">
            <text:p>Save file on upload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attch_delete_db</text:p>
          </table:table-cell>
          <table:table-cell table:style-name="ce15" office:value-type="string">
            <text:p>Delete db record on dele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attch_delete_file</text:p>
          </table:table-cell>
          <table:table-cell table:style-name="ce15" office:value-type="string">
            <text:p>Delete file data on dele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number-columns-repeated="2"/>
          <table:table-cell table:style-name="ce25" table:formula="oooc:=CONCATENATE(COUNTIF([.C111:.C115];&quot;Passed&quot;) + COUNTIF([.C111:.C115];&quot;Failed&quot;); &quot; (&quot; ;COUNTIF([.C111:.C115];&quot;Failed&quot;); &quot;/&quot; ; COUNTIF([.C111:.C115];&quot;Passed&quot;);&quot;)&quot;)" office:value-type="string" office:string-value="5 (0/5)">
            <text:p>5 (0/5)</text:p>
          </table:table-cell>
          <table:table-cell table:style-name="ce25" table:formula="oooc:=CONCATENATE(COUNTIF([.D111:.D115];&quot;Passed&quot;) + COUNTIF([.D111:.D115];&quot;Failed&quot;); &quot; (&quot; ;COUNTIF([.D111:.D115];&quot;Failed&quot;); &quot;/&quot; ; COUNTIF([.D111:.D115];&quot;Passed&quot;);&quot;)&quot;)" office:value-type="string" office:string-value="0 (0/0)">
            <text:p>0 (0/0)</text:p>
          </table:table-cell>
          <table:table-cell table:style-name="ce25" table:formula="oooc:=CONCATENATE(COUNTIF([.E111:.E115];&quot;Passed&quot;) + COUNTIF([.E111:.E115];&quot;Failed&quot;); &quot; (&quot; ;COUNTIF([.E111:.E115];&quot;Failed&quot;); &quot;/&quot; ; COUNTIF([.E111:.E115];&quot;Passed&quot;);&quot;)&quot;)" office:value-type="string" office:string-value="0 (0/0)">
            <text:p>0 (0/0)</text:p>
          </table:table-cell>
          <table:table-cell table:style-name="ce25" table:formula="oooc:=CONCATENATE(COUNTIF([.F111:.F115];&quot;Passed&quot;) + COUNTIF([.F111:.F115];&quot;Failed&quot;); &quot; (&quot; ;COUNTIF([.F111:.F115];&quot;Failed&quot;); &quot;/&quot; ; COUNTIF([.F111:.F115];&quot;Passed&quot;);&quot;)&quot;)" office:value-type="string" office:string-value="0 (0/0)">
            <text:p>0 (0/0)</text:p>
          </table:table-cell>
          <table:table-cell table:style-name="ce25" table:formula="oooc:=CONCATENATE(COUNTIF([.G111:.G115];&quot;Passed&quot;) + COUNTIF([.G111:.G115];&quot;Failed&quot;); &quot; (&quot; ;COUNTIF([.G111:.G115];&quot;Failed&quot;); &quot;/&quot; ; COUNTIF([.G111:.G115];&quot;Passed&quot;);&quot;)&quot;)" office:value-type="string" office:string-value="0 (0/0)">
            <text:p>0 (0/0)</text:p>
          </table:table-cell>
          <table:table-cell table:style-name="ce25" table:formula="oooc:=CONCATENATE(COUNTIF([.H111:.H115];&quot;Passed&quot;) + COUNTIF([.H111:.H115];&quot;Failed&quot;); &quot; (&quot; ;COUNTIF([.H111:.H115];&quot;Failed&quot;); &quot;/&quot; ; COUNTIF([.H111:.H115];&quot;Passed&quot;);&quot;)&quot;)" office:value-type="string" office:string-value="0 (0/0)">
            <text:p>0 (0/0)</text:p>
          </table:table-cell>
          <table:table-cell table:style-name="ce25" table:formula="oooc:=CONCATENATE(COUNTIF([.I111:.I115];&quot;Passed&quot;) + COUNTIF([.I111:.I115];&quot;Failed&quot;); &quot; (&quot; ;COUNTIF([.I111:.I115];&quot;Failed&quot;); &quot;/&quot; ; COUNTIF([.I111:.I115];&quot;Passed&quot;);&quot;)&quot;)" office:value-type="string" office:string-value="0 (0/0)">
            <text:p>0 (0/0)</text:p>
          </table:table-cell>
          <table:table-cell table:style-name="ce25" table:formula="oooc:=CONCATENATE(COUNTIF([.J111:.J115];&quot;Passed&quot;) + COUNTIF([.J111:.J115];&quot;Failed&quot;); &quot; (&quot; ;COUNTIF([.J111:.J115];&quot;Failed&quot;); &quot;/&quot; ; COUNTIF([.J111:.J115];&quot;Passed&quot;);&quot;)&quot;)" office:value-type="string" office:string-value="0 (0/0)">
            <text:p>0 (0/0)</text:p>
          </table:table-cell>
          <table:table-cell table:style-name="ce25" table:formula="oooc:=CONCATENATE(COUNTIF([.K111:.K115];&quot;Passed&quot;) + COUNTIF([.K111:.K115];&quot;Failed&quot;); &quot; (&quot; ;COUNTIF([.K111:.K115];&quot;Failed&quot;); &quot;/&quot; ; COUNTIF([.K111:.K115];&quot;Passed&quot;);&quot;)&quot;)" office:value-type="string" office:string-value="0 (0/0)">
            <text:p>0 (0/0)</text:p>
          </table:table-cell>
          <table:table-cell table:style-name="ce25" table:formula="oooc:=CONCATENATE(COUNTIF([.L111:.L115];&quot;Passed&quot;) + COUNTIF([.L111:.L115];&quot;Failed&quot;); &quot; (&quot; ;COUNTIF([.L111:.L115];&quot;Failed&quot;); &quot;/&quot; ; COUNTIF([.L111:.L115];&quot;Passed&quot;);&quot;)&quot;)" office:value-type="string" office:string-value="0 (0/0)">
            <text:p>0 (0/0)</text:p>
          </table:table-cell>
          <table:table-cell table:style-name="ce25" table:formula="oooc:=CONCATENATE(COUNTIF([.M111:.M115];&quot;Passed&quot;) + COUNTIF([.M111:.M115];&quot;Failed&quot;); &quot; (&quot; ;COUNTIF([.M111:.M115];&quot;Failed&quot;); &quot;/&quot; ; COUNTIF([.M111:.M115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5" office:value-type="string">
            <text:p>Scheduler Administration</text:p>
          </table:table-cell>
          <table:table-cell table:style-name="ce14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4">
          <table:table-cell table:style-name="ce6" office:value-type="string">
            <text:p>task_list</text:p>
          </table:table-cell>
          <table:table-cell table:style-name="ce15" office:value-type="string">
            <text:p>List tasks</text:p>
          </table:table-cell>
          <table:table-cell table:style-name="ce23" office:value-type="string">
            <text:p>Passed</text:p>
          </table:table-cell>
          <table:table-cell table:style-name="ce6"/>
          <table:table-cell/>
          <table:table-cell table:style-name="ce6" table:number-columns-repeated="3"/>
          <table:table-cell table:number-columns-repeated="248"/>
        </table:table-row>
        <table:table-row table:style-name="ro4">
          <table:table-cell table:style-name="ce6" office:value-type="string">
            <text:p>task_create</text:p>
          </table:table-cell>
          <table:table-cell table:style-name="ce15" office:value-type="string">
            <text:p>Create a new Task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task_update</text:p>
          </table:table-cell>
          <table:table-cell table:style-name="ce15" office:value-type="string">
            <text:p>Update a task</text:p>
          </table:table-cell>
          <table:table-cell table:style-name="ce23" office:value-type="string">
            <text:p>Passed</text:p>
          </table:table-cell>
          <table:table-cell table:style-name="ce6"/>
          <table:table-cell/>
          <table:table-cell table:style-name="ce6" table:number-columns-repeated="3"/>
          <table:table-cell table:number-columns-repeated="248"/>
        </table:table-row>
        <table:table-row table:style-name="ro4">
          <table:table-cell table:style-name="ce6" office:value-type="string">
            <text:p>task_update_months</text:p>
          </table:table-cell>
          <table:table-cell table:style-name="ce15" office:value-type="string">
            <text:p>Update the months attribute</text:p>
          </table:table-cell>
          <table:table-cell table:style-name="ce23" office:value-type="string">
            <text:p>Passed</text:p>
          </table:table-cell>
          <table:table-cell table:style-name="ce6"/>
          <table:table-cell/>
          <table:table-cell table:style-name="ce6" table:number-columns-repeated="3"/>
          <table:table-cell table:number-columns-repeated="248"/>
        </table:table-row>
        <table:table-row table:style-name="ro4">
          <table:table-cell table:style-name="ce6" office:value-type="string">
            <text:p>task_update_days</text:p>
          </table:table-cell>
          <table:table-cell table:style-name="ce15" office:value-type="string">
            <text:p>Update the days attribute</text:p>
          </table:table-cell>
          <table:table-cell table:style-name="ce23" office:value-type="string">
            <text:p>Passed</text:p>
          </table:table-cell>
          <table:table-cell table:style-name="ce6"/>
          <table:table-cell/>
          <table:table-cell table:style-name="ce6" table:number-columns-repeated="3"/>
          <table:table-cell table:number-columns-repeated="248"/>
        </table:table-row>
        <table:table-row table:style-name="ro4">
          <table:table-cell table:style-name="ce6" office:value-type="string">
            <text:p>task_update_hours</text:p>
          </table:table-cell>
          <table:table-cell table:style-name="ce15" office:value-type="string">
            <text:p>Update the hours attribute</text:p>
          </table:table-cell>
          <table:table-cell table:style-name="ce23" office:value-type="string">
            <text:p>Passed</text:p>
          </table:table-cell>
          <table:table-cell table:style-name="ce6"/>
          <table:table-cell/>
          <table:table-cell table:style-name="ce6" table:number-columns-repeated="3"/>
          <table:table-cell table:number-columns-repeated="248"/>
        </table:table-row>
        <table:table-row table:style-name="ro4">
          <table:table-cell table:style-name="ce6" office:value-type="string">
            <text:p>task_update_minutes</text:p>
          </table:table-cell>
          <table:table-cell table:style-name="ce15" office:value-type="string">
            <text:p>Update the minutes attribute</text:p>
          </table:table-cell>
          <table:table-cell table:style-name="ce23" office:value-type="string">
            <text:p>Passed</text:p>
          </table:table-cell>
          <table:table-cell table:style-name="ce6"/>
          <table:table-cell/>
          <table:table-cell table:style-name="ce6" table:number-columns-repeated="3"/>
          <table:table-cell table:number-columns-repeated="248"/>
        </table:table-row>
        <table:table-row table:style-name="ro4">
          <table:table-cell table:style-name="ce6" office:value-type="string">
            <text:p>task_update_weekday</text:p>
          </table:table-cell>
          <table:table-cell table:style-name="ce15" office:value-type="string">
            <text:p>Update the weekdays attribu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task_update_predefined</text:p>
          </table:table-cell>
          <table:table-cell table:style-name="ce15" office:value-type="string">
            <text:p>Change predefined task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task_update_classname</text:p>
          </table:table-cell>
          <table:table-cell table:style-name="ce15" office:value-type="string">
            <text:p>Update the classname attribute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task_update_classcheck</text:p>
          </table:table-cell>
          <table:table-cell table:style-name="ce15" office:value-type="string">
            <text:p>Check availability of chosen clas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 office:value-type="string">
            <text:p>task_delete</text:p>
          </table:table-cell>
          <table:table-cell table:style-name="ce15" office:value-type="string">
            <text:p>Delete a task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number-columns-repeated="2"/>
          <table:table-cell table:style-name="ce25" table:formula="oooc:=CONCATENATE(COUNTIF([.C118:.C129];&quot;Passed&quot;) + COUNTIF([.C118:.C129];&quot;Failed&quot;); &quot; (&quot; ;COUNTIF([.C118:.C129];&quot;Failed&quot;); &quot;/&quot; ; COUNTIF([.C118:.C129];&quot;Passed&quot;);&quot;)&quot;)" office:value-type="string" office:string-value="12 (0/12)">
            <text:p>12 (0/12)</text:p>
          </table:table-cell>
          <table:table-cell table:style-name="ce25" table:formula="oooc:=CONCATENATE(COUNTIF([.D118:.D129];&quot;Passed&quot;) + COUNTIF([.D118:.D129];&quot;Failed&quot;); &quot; (&quot; ;COUNTIF([.D118:.D129];&quot;Failed&quot;); &quot;/&quot; ; COUNTIF([.D118:.D129];&quot;Passed&quot;);&quot;)&quot;)" office:value-type="string" office:string-value="0 (0/0)">
            <text:p>0 (0/0)</text:p>
          </table:table-cell>
          <table:table-cell table:style-name="ce25" table:formula="oooc:=CONCATENATE(COUNTIF([.E118:.E129];&quot;Passed&quot;) + COUNTIF([.E118:.E129];&quot;Failed&quot;); &quot; (&quot; ;COUNTIF([.E118:.E129];&quot;Failed&quot;); &quot;/&quot; ; COUNTIF([.E118:.E129];&quot;Passed&quot;);&quot;)&quot;)" office:value-type="string" office:string-value="0 (0/0)">
            <text:p>0 (0/0)</text:p>
          </table:table-cell>
          <table:table-cell table:style-name="ce25" table:formula="oooc:=CONCATENATE(COUNTIF([.F118:.F129];&quot;Passed&quot;) + COUNTIF([.F118:.F129];&quot;Failed&quot;); &quot; (&quot; ;COUNTIF([.F118:.F129];&quot;Failed&quot;); &quot;/&quot; ; COUNTIF([.F118:.F129];&quot;Passed&quot;);&quot;)&quot;)" office:value-type="string" office:string-value="0 (0/0)">
            <text:p>0 (0/0)</text:p>
          </table:table-cell>
          <table:table-cell table:style-name="ce25" table:formula="oooc:=CONCATENATE(COUNTIF([.G118:.G129];&quot;Passed&quot;) + COUNTIF([.G118:.G129];&quot;Failed&quot;); &quot; (&quot; ;COUNTIF([.G118:.G129];&quot;Failed&quot;); &quot;/&quot; ; COUNTIF([.G118:.G129];&quot;Passed&quot;);&quot;)&quot;)" office:value-type="string" office:string-value="0 (0/0)">
            <text:p>0 (0/0)</text:p>
          </table:table-cell>
          <table:table-cell table:style-name="ce25" table:formula="oooc:=CONCATENATE(COUNTIF([.H118:.H129];&quot;Passed&quot;) + COUNTIF([.H118:.H129];&quot;Failed&quot;); &quot; (&quot; ;COUNTIF([.H118:.H129];&quot;Failed&quot;); &quot;/&quot; ; COUNTIF([.H118:.H129];&quot;Passed&quot;);&quot;)&quot;)" office:value-type="string" office:string-value="0 (0/0)">
            <text:p>0 (0/0)</text:p>
          </table:table-cell>
          <table:table-cell table:style-name="ce25" table:formula="oooc:=CONCATENATE(COUNTIF([.I118:.I129];&quot;Passed&quot;) + COUNTIF([.I118:.I129];&quot;Failed&quot;); &quot; (&quot; ;COUNTIF([.I118:.I129];&quot;Failed&quot;); &quot;/&quot; ; COUNTIF([.I118:.I129];&quot;Passed&quot;);&quot;)&quot;)" office:value-type="string" office:string-value="0 (0/0)">
            <text:p>0 (0/0)</text:p>
          </table:table-cell>
          <table:table-cell table:style-name="ce25" table:formula="oooc:=CONCATENATE(COUNTIF([.J118:.J129];&quot;Passed&quot;) + COUNTIF([.J118:.J129];&quot;Failed&quot;); &quot; (&quot; ;COUNTIF([.J118:.J129];&quot;Failed&quot;); &quot;/&quot; ; COUNTIF([.J118:.J129];&quot;Passed&quot;);&quot;)&quot;)" office:value-type="string" office:string-value="0 (0/0)">
            <text:p>0 (0/0)</text:p>
          </table:table-cell>
          <table:table-cell table:style-name="ce25" table:formula="oooc:=CONCATENATE(COUNTIF([.K118:.K129];&quot;Passed&quot;) + COUNTIF([.K118:.K129];&quot;Failed&quot;); &quot; (&quot; ;COUNTIF([.K118:.K129];&quot;Failed&quot;); &quot;/&quot; ; COUNTIF([.K118:.K129];&quot;Passed&quot;);&quot;)&quot;)" office:value-type="string" office:string-value="0 (0/0)">
            <text:p>0 (0/0)</text:p>
          </table:table-cell>
          <table:table-cell table:style-name="ce25" table:formula="oooc:=CONCATENATE(COUNTIF([.L118:.L129];&quot;Passed&quot;) + COUNTIF([.L118:.L129];&quot;Failed&quot;); &quot; (&quot; ;COUNTIF([.L118:.L129];&quot;Failed&quot;); &quot;/&quot; ; COUNTIF([.L118:.L129];&quot;Passed&quot;);&quot;)&quot;)" office:value-type="string" office:string-value="0 (0/0)">
            <text:p>0 (0/0)</text:p>
          </table:table-cell>
          <table:table-cell table:style-name="ce25" table:formula="oooc:=CONCATENATE(COUNTIF([.M118:.M129];&quot;Passed&quot;) + COUNTIF([.M118:.M129];&quot;Failed&quot;); &quot; (&quot; ;COUNTIF([.M118:.M129];&quot;Failed&quot;); &quot;/&quot; ; COUNTIF([.M118:.M129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5" office:value-type="string">
            <text:p>My Preferences</text:p>
          </table:table-cell>
          <table:table-cell table:style-name="ce14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5">
          <table:table-cell table:style-name="ce6" office:value-type="string">
            <text:p>prefs_show</text:p>
          </table:table-cell>
          <table:table-cell table:style-name="ce6" office:value-type="string">
            <text:p>Show form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fname</text:p>
          </table:table-cell>
          <table:table-cell table:style-name="ce17" office:value-type="string">
            <text:p>Change first name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lname</text:p>
          </table:table-cell>
          <table:table-cell table:style-name="ce17" office:value-type="string">
            <text:p>Change last name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email</text:p>
          </table:table-cell>
          <table:table-cell table:style-name="ce17" office:value-type="string">
            <text:p>Change the email address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pwd</text:p>
          </table:table-cell>
          <table:table-cell table:style-name="ce17" office:value-type="string">
            <text:p>Change the password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checkpwd</text:p>
          </table:table-cell>
          <table:table-cell table:style-name="ce17" office:value-type="string">
            <text:p>Check the previous password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pwdeq</text:p>
          </table:table-cell>
          <table:table-cell table:style-name="ce17" office:value-type="string">
            <text:p>Check equality of password and confirmation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lang</text:p>
          </table:table-cell>
          <table:table-cell table:style-name="ce17" office:value-type="string">
            <text:p>Change the language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save</text:p>
          </table:table-cell>
          <table:table-cell table:style-name="ce17" office:value-type="string">
            <text:p>Change save login</text:p>
          </table:table-cell>
          <table:table-cell table:style-name="ce24" office:value-type="string">
            <text:p>Fail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indnum</text:p>
          </table:table-cell>
          <table:table-cell table:style-name="ce17" office:value-type="string">
            <text:p>Change number of issue on index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prjnum</text:p>
          </table:table-cell>
          <table:table-cell table:style-name="ce17" office:value-type="string">
            <text:p>Change numbers of issue on project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showclosed</text:p>
          </table:table-cell>
          <table:table-cell table:style-name="ce17" office:value-type="string">
            <text:p>Change show closed issues</text:p>
          </table:table-cell>
          <table:table-cell table:style-name="ce24" office:value-type="string">
            <text:p>Fail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sortorder</text:p>
          </table:table-cell>
          <table:table-cell table:style-name="ce17" office:value-type="string">
            <text:p>Change sort order field of issue ordering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search</text:p>
          </table:table-cell>
          <table:table-cell table:style-name="ce17" office:value-type="string">
            <text:p>Change remember last search</text:p>
          </table:table-cell>
          <table:table-cell table:style-name="ce24" office:value-type="string">
            <text:p>Fail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change_tags</text:p>
          </table:table-cell>
          <table:table-cell table:style-name="ce17" office:value-type="string">
            <text:p>Change 'Use text tags'</text:p>
          </table:table-cell>
          <table:table-cell table:style-name="ce24" office:value-type="string">
            <text:p>Fail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hide_assigned</text:p>
          </table:table-cell>
          <table:table-cell table:style-name="ce17" office:value-type="string">
            <text:p>Hide assigned issues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hide_unassigned</text:p>
          </table:table-cell>
          <table:table-cell table:style-name="ce17" office:value-type="string">
            <text:p>Hide unassigned issues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hide_created</text:p>
          </table:table-cell>
          <table:table-cell table:style-name="ce17" office:value-type="string">
            <text:p>Hide created issues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hide_watched</text:p>
          </table:table-cell>
          <table:table-cell table:style-name="ce17" office:value-type="string">
            <text:p>Hide watched issues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show_assigned</text:p>
          </table:table-cell>
          <table:table-cell table:style-name="ce17" office:value-type="string">
            <text:p>Show assigned issues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show_unassigned</text:p>
          </table:table-cell>
          <table:table-cell table:style-name="ce17" office:value-type="string">
            <text:p>Show unassigned issues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6">
          <table:table-cell table:style-name="ce6" office:value-type="string">
            <text:p>prefs_show_created</text:p>
          </table:table-cell>
          <table:table-cell table:style-name="ce17" office:value-type="string">
            <text:p>Show created issues</text:p>
          </table:table-cell>
          <table:table-cell table:style-name="ce23" office:value-type="string">
            <text:p>Passed</text:p>
          </table:table-cell>
          <table:table-cell table:style-name="ce6"/>
          <table:table-cell table:number-columns-repeated="3"/>
          <table:table-cell table:style-name="ce8"/>
          <table:table-cell table:number-columns-repeated="248"/>
        </table:table-row>
        <table:table-row table:style-name="ro5">
          <table:table-cell table:style-name="ce6" office:value-type="string">
            <text:p>prefs_show_watched</text:p>
          </table:table-cell>
          <table:table-cell table:style-name="ce17" office:value-type="string">
            <text:p>Show watched issues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number-columns-repeated="2"/>
          <table:table-cell table:style-name="ce25" table:formula="oooc:=CONCATENATE(COUNTIF([.C132:.C154];&quot;Passed&quot;) + COUNTIF([.C132:.C154];&quot;Failed&quot;); &quot; (&quot; ;COUNTIF([.C132:.C154];&quot;Failed&quot;); &quot;/&quot; ; COUNTIF([.C132:.C154];&quot;Passed&quot;);&quot;)&quot;)" office:value-type="string" office:string-value="23 (4/19)">
            <text:p>23 (4/19)</text:p>
          </table:table-cell>
          <table:table-cell table:style-name="ce25" table:formula="oooc:=CONCATENATE(COUNTIF([.D132:.D154];&quot;Passed&quot;) + COUNTIF([.D132:.D154];&quot;Failed&quot;); &quot; (&quot; ;COUNTIF([.D132:.D154];&quot;Failed&quot;); &quot;/&quot; ; COUNTIF([.D132:.D154];&quot;Passed&quot;);&quot;)&quot;)" office:value-type="string" office:string-value="0 (0/0)">
            <text:p>0 (0/0)</text:p>
          </table:table-cell>
          <table:table-cell table:style-name="ce25" table:formula="oooc:=CONCATENATE(COUNTIF([.E132:.E154];&quot;Passed&quot;) + COUNTIF([.E132:.E154];&quot;Failed&quot;); &quot; (&quot; ;COUNTIF([.E132:.E154];&quot;Failed&quot;); &quot;/&quot; ; COUNTIF([.E132:.E154];&quot;Passed&quot;);&quot;)&quot;)" office:value-type="string" office:string-value="0 (0/0)">
            <text:p>0 (0/0)</text:p>
          </table:table-cell>
          <table:table-cell table:style-name="ce25" table:formula="oooc:=CONCATENATE(COUNTIF([.F132:.F154];&quot;Passed&quot;) + COUNTIF([.F132:.F154];&quot;Failed&quot;); &quot; (&quot; ;COUNTIF([.F132:.F154];&quot;Failed&quot;); &quot;/&quot; ; COUNTIF([.F132:.F154];&quot;Passed&quot;);&quot;)&quot;)" office:value-type="string" office:string-value="0 (0/0)">
            <text:p>0 (0/0)</text:p>
          </table:table-cell>
          <table:table-cell table:style-name="ce25" table:formula="oooc:=CONCATENATE(COUNTIF([.G132:.G154];&quot;Passed&quot;) + COUNTIF([.G132:.G154];&quot;Failed&quot;); &quot; (&quot; ;COUNTIF([.G132:.G154];&quot;Failed&quot;); &quot;/&quot; ; COUNTIF([.G132:.G154];&quot;Passed&quot;);&quot;)&quot;)" office:value-type="string" office:string-value="0 (0/0)">
            <text:p>0 (0/0)</text:p>
          </table:table-cell>
          <table:table-cell table:style-name="ce25" table:formula="oooc:=CONCATENATE(COUNTIF([.H132:.H154];&quot;Passed&quot;) + COUNTIF([.H132:.H154];&quot;Failed&quot;); &quot; (&quot; ;COUNTIF([.H132:.H154];&quot;Failed&quot;); &quot;/&quot; ; COUNTIF([.H132:.H154];&quot;Passed&quot;);&quot;)&quot;)" office:value-type="string" office:string-value="0 (0/0)">
            <text:p>0 (0/0)</text:p>
          </table:table-cell>
          <table:table-cell table:style-name="ce25" table:formula="oooc:=CONCATENATE(COUNTIF([.I132:.I154];&quot;Passed&quot;) + COUNTIF([.I132:.I154];&quot;Failed&quot;); &quot; (&quot; ;COUNTIF([.I132:.I154];&quot;Failed&quot;); &quot;/&quot; ; COUNTIF([.I132:.I154];&quot;Passed&quot;);&quot;)&quot;)" office:value-type="string" office:string-value="0 (0/0)">
            <text:p>0 (0/0)</text:p>
          </table:table-cell>
          <table:table-cell table:style-name="ce25" table:formula="oooc:=CONCATENATE(COUNTIF([.J132:.J154];&quot;Passed&quot;) + COUNTIF([.J132:.J154];&quot;Failed&quot;); &quot; (&quot; ;COUNTIF([.J132:.J154];&quot;Failed&quot;); &quot;/&quot; ; COUNTIF([.J132:.J154];&quot;Passed&quot;);&quot;)&quot;)" office:value-type="string" office:string-value="0 (0/0)">
            <text:p>0 (0/0)</text:p>
          </table:table-cell>
          <table:table-cell table:style-name="ce25" table:formula="oooc:=CONCATENATE(COUNTIF([.K132:.K154];&quot;Passed&quot;) + COUNTIF([.K132:.K154];&quot;Failed&quot;); &quot; (&quot; ;COUNTIF([.K132:.K154];&quot;Failed&quot;); &quot;/&quot; ; COUNTIF([.K132:.K154];&quot;Passed&quot;);&quot;)&quot;)" office:value-type="string" office:string-value="0 (0/0)">
            <text:p>0 (0/0)</text:p>
          </table:table-cell>
          <table:table-cell table:style-name="ce25" table:formula="oooc:=CONCATENATE(COUNTIF([.L132:.L154];&quot;Passed&quot;) + COUNTIF([.L132:.L154];&quot;Failed&quot;); &quot; (&quot; ;COUNTIF([.L132:.L154];&quot;Failed&quot;); &quot;/&quot; ; COUNTIF([.L132:.L154];&quot;Passed&quot;);&quot;)&quot;)" office:value-type="string" office:string-value="0 (0/0)">
            <text:p>0 (0/0)</text:p>
          </table:table-cell>
          <table:table-cell table:style-name="ce25" table:formula="oooc:=CONCATENATE(COUNTIF([.M132:.M154];&quot;Passed&quot;) + COUNTIF([.M132:.M154];&quot;Failed&quot;); &quot; (&quot; ;COUNTIF([.M132:.M154];&quot;Failed&quot;); &quot;/&quot; ; COUNTIF([.M132:.M154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5" office:value-type="string">
            <text:p>Issue Search </text:p>
          </table:table-cell>
          <table:table-cell table:style-name="ce14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5">
          <table:table-cell table:style-name="ce6"/>
          <table:table-cell table:style-name="ce17"/>
          <table:table-cell table:style-name="ce6" table:number-columns-repeated="2"/>
          <table:table-cell table:number-columns-repeated="3"/>
          <table:table-cell table:style-name="ce8"/>
          <table:table-cell table:number-columns-repeated="248"/>
        </table:table-row>
        <table:table-row table:style-name="ro4">
          <table:table-cell table:style-name="ce6" office:value-type="string">
            <text:p>search_text</text:p>
          </table:table-cell>
          <table:table-cell table:style-name="ce15" office:value-type="string">
            <text:p>Search for a text string </text:p>
          </table:table-cell>
          <table:table-cell table:style-name="ce24" office:value-type="string">
            <text:p>Fail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number-columns-repeated="2"/>
          <table:table-cell table:style-name="ce25" table:formula="oooc:=CONCATENATE(COUNTIF([.C157:.C158];&quot;Passed&quot;) + COUNTIF([.C157:.C158];&quot;Failed&quot;); &quot; (&quot; ;COUNTIF([.C157:.C158];&quot;Failed&quot;); &quot;/&quot; ; COUNTIF([.C157:.C158];&quot;Passed&quot;);&quot;)&quot;)" office:value-type="string" office:string-value="1 (1/0)">
            <text:p>1 (1/0)</text:p>
          </table:table-cell>
          <table:table-cell table:style-name="ce25" table:formula="oooc:=CONCATENATE(COUNTIF([.D157:.D158];&quot;Passed&quot;) + COUNTIF([.D157:.D158];&quot;Failed&quot;); &quot; (&quot; ;COUNTIF([.D157:.D158];&quot;Failed&quot;); &quot;/&quot; ; COUNTIF([.D157:.D158];&quot;Passed&quot;);&quot;)&quot;)" office:value-type="string" office:string-value="0 (0/0)">
            <text:p>0 (0/0)</text:p>
          </table:table-cell>
          <table:table-cell table:style-name="ce25" table:formula="oooc:=CONCATENATE(COUNTIF([.E157:.E158];&quot;Passed&quot;) + COUNTIF([.E157:.E158];&quot;Failed&quot;); &quot; (&quot; ;COUNTIF([.E157:.E158];&quot;Failed&quot;); &quot;/&quot; ; COUNTIF([.E157:.E158];&quot;Passed&quot;);&quot;)&quot;)" office:value-type="string" office:string-value="0 (0/0)">
            <text:p>0 (0/0)</text:p>
          </table:table-cell>
          <table:table-cell table:style-name="ce25" table:formula="oooc:=CONCATENATE(COUNTIF([.F157:.F158];&quot;Passed&quot;) + COUNTIF([.F157:.F158];&quot;Failed&quot;); &quot; (&quot; ;COUNTIF([.F157:.F158];&quot;Failed&quot;); &quot;/&quot; ; COUNTIF([.F157:.F158];&quot;Passed&quot;);&quot;)&quot;)" office:value-type="string" office:string-value="0 (0/0)">
            <text:p>0 (0/0)</text:p>
          </table:table-cell>
          <table:table-cell table:style-name="ce25" table:formula="oooc:=CONCATENATE(COUNTIF([.G157:.G158];&quot;Passed&quot;) + COUNTIF([.G157:.G158];&quot;Failed&quot;); &quot; (&quot; ;COUNTIF([.G157:.G158];&quot;Failed&quot;); &quot;/&quot; ; COUNTIF([.G157:.G158];&quot;Passed&quot;);&quot;)&quot;)" office:value-type="string" office:string-value="0 (0/0)">
            <text:p>0 (0/0)</text:p>
          </table:table-cell>
          <table:table-cell table:style-name="ce25" table:formula="oooc:=CONCATENATE(COUNTIF([.H157:.H158];&quot;Passed&quot;) + COUNTIF([.H157:.H158];&quot;Failed&quot;); &quot; (&quot; ;COUNTIF([.H157:.H158];&quot;Failed&quot;); &quot;/&quot; ; COUNTIF([.H157:.H158];&quot;Passed&quot;);&quot;)&quot;)" office:value-type="string" office:string-value="0 (0/0)">
            <text:p>0 (0/0)</text:p>
          </table:table-cell>
          <table:table-cell table:style-name="ce25" table:formula="oooc:=CONCATENATE(COUNTIF([.I157:.I158];&quot;Passed&quot;) + COUNTIF([.I157:.I158];&quot;Failed&quot;); &quot; (&quot; ;COUNTIF([.I157:.I158];&quot;Failed&quot;); &quot;/&quot; ; COUNTIF([.I157:.I158];&quot;Passed&quot;);&quot;)&quot;)" office:value-type="string" office:string-value="0 (0/0)">
            <text:p>0 (0/0)</text:p>
          </table:table-cell>
          <table:table-cell table:style-name="ce25" table:formula="oooc:=CONCATENATE(COUNTIF([.J157:.J158];&quot;Passed&quot;) + COUNTIF([.J157:.J158];&quot;Failed&quot;); &quot; (&quot; ;COUNTIF([.J157:.J158];&quot;Failed&quot;); &quot;/&quot; ; COUNTIF([.J157:.J158];&quot;Passed&quot;);&quot;)&quot;)" office:value-type="string" office:string-value="0 (0/0)">
            <text:p>0 (0/0)</text:p>
          </table:table-cell>
          <table:table-cell table:style-name="ce25" table:formula="oooc:=CONCATENATE(COUNTIF([.K157:.K158];&quot;Passed&quot;) + COUNTIF([.K157:.K158];&quot;Failed&quot;); &quot; (&quot; ;COUNTIF([.K157:.K158];&quot;Failed&quot;); &quot;/&quot; ; COUNTIF([.K157:.K158];&quot;Passed&quot;);&quot;)&quot;)" office:value-type="string" office:string-value="0 (0/0)">
            <text:p>0 (0/0)</text:p>
          </table:table-cell>
          <table:table-cell table:style-name="ce25" table:formula="oooc:=CONCATENATE(COUNTIF([.L157:.L158];&quot;Passed&quot;) + COUNTIF([.L157:.L158];&quot;Failed&quot;); &quot; (&quot; ;COUNTIF([.L157:.L158];&quot;Failed&quot;); &quot;/&quot; ; COUNTIF([.L157:.L158];&quot;Passed&quot;);&quot;)&quot;)" office:value-type="string" office:string-value="0 (0/0)">
            <text:p>0 (0/0)</text:p>
          </table:table-cell>
          <table:table-cell table:style-name="ce25" table:formula="oooc:=CONCATENATE(COUNTIF([.M157:.M158];&quot;Passed&quot;) + COUNTIF([.M157:.M158];&quot;Failed&quot;); &quot; (&quot; ;COUNTIF([.M157:.M158];&quot;Failed&quot;); &quot;/&quot; ; COUNTIF([.M157:.M15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5">
          <table:table-cell table:style-name="ce7" office:value-type="string">
            <text:p>Preferences Administration </text:p>
          </table:table-cell>
          <table:table-cell table:style-name="ce10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5">
          <table:table-cell table:style-name="ce6"/>
          <table:table-cell table:style-name="ce17"/>
          <table:table-cell table:style-name="ce6" table:number-columns-repeated="2"/>
          <table:table-cell table:number-columns-repeated="3"/>
          <table:table-cell table:style-name="ce8"/>
          <table:table-cell table:number-columns-repeated="248"/>
        </table:table-row>
        <table:table-row table:style-name="ro4">
          <table:table-cell table:style-name="ce6" office:value-type="string">
            <text:p>pref_update_pass</text:p>
          </table:table-cell>
          <table:table-cell table:style-name="ce15" office:value-type="string">
            <text:p>change password <text:s/></text:p>
          </table:table-cell>
          <table:table-cell table:style-name="ce6" table:number-columns-repeated="6"/>
          <table:table-cell table:number-columns-repeated="248"/>
        </table:table-row>
        <table:table-row table:style-name="ro5">
          <table:table-cell/>
          <table:table-cell table:style-name="ce16"/>
          <table:table-cell table:style-name="ce25" table:formula="oooc:=CONCATENATE(COUNTIF([.C161:.C162];&quot;Passed&quot;) + COUNTIF([.C161:.C162];&quot;Failed&quot;); &quot; (&quot; ;COUNTIF([.C161:.C162];&quot;Failed&quot;); &quot;/&quot; ; COUNTIF([.C161:.C162];&quot;Passed&quot;);&quot;)&quot;)" office:value-type="string" office:string-value="0 (0/0)">
            <text:p>0 (0/0)</text:p>
          </table:table-cell>
          <table:table-cell table:style-name="ce25" table:formula="oooc:=CONCATENATE(COUNTIF([.D161:.D162];&quot;Passed&quot;) + COUNTIF([.D161:.D162];&quot;Failed&quot;); &quot; (&quot; ;COUNTIF([.D161:.D162];&quot;Failed&quot;); &quot;/&quot; ; COUNTIF([.D161:.D162];&quot;Passed&quot;);&quot;)&quot;)" office:value-type="string" office:string-value="0 (0/0)">
            <text:p>0 (0/0)</text:p>
          </table:table-cell>
          <table:table-cell table:style-name="ce25" table:formula="oooc:=CONCATENATE(COUNTIF([.E161:.E162];&quot;Passed&quot;) + COUNTIF([.E161:.E162];&quot;Failed&quot;); &quot; (&quot; ;COUNTIF([.E161:.E162];&quot;Failed&quot;); &quot;/&quot; ; COUNTIF([.E161:.E162];&quot;Passed&quot;);&quot;)&quot;)" office:value-type="string" office:string-value="0 (0/0)">
            <text:p>0 (0/0)</text:p>
          </table:table-cell>
          <table:table-cell table:style-name="ce25" table:formula="oooc:=CONCATENATE(COUNTIF([.F161:.F162];&quot;Passed&quot;) + COUNTIF([.F161:.F162];&quot;Failed&quot;); &quot; (&quot; ;COUNTIF([.F161:.F162];&quot;Failed&quot;); &quot;/&quot; ; COUNTIF([.F161:.F162];&quot;Passed&quot;);&quot;)&quot;)" office:value-type="string" office:string-value="0 (0/0)">
            <text:p>0 (0/0)</text:p>
          </table:table-cell>
          <table:table-cell table:style-name="ce25" table:formula="oooc:=CONCATENATE(COUNTIF([.G161:.G162];&quot;Passed&quot;) + COUNTIF([.G161:.G162];&quot;Failed&quot;); &quot; (&quot; ;COUNTIF([.G161:.G162];&quot;Failed&quot;); &quot;/&quot; ; COUNTIF([.G161:.G162];&quot;Passed&quot;);&quot;)&quot;)" office:value-type="string" office:string-value="0 (0/0)">
            <text:p>0 (0/0)</text:p>
          </table:table-cell>
          <table:table-cell table:style-name="ce25" table:formula="oooc:=CONCATENATE(COUNTIF([.H161:.H162];&quot;Passed&quot;) + COUNTIF([.H161:.H162];&quot;Failed&quot;); &quot; (&quot; ;COUNTIF([.H161:.H162];&quot;Failed&quot;); &quot;/&quot; ; COUNTIF([.H161:.H162];&quot;Passed&quot;);&quot;)&quot;)" office:value-type="string" office:string-value="0 (0/0)">
            <text:p>0 (0/0)</text:p>
          </table:table-cell>
          <table:table-cell table:style-name="ce25" table:formula="oooc:=CONCATENATE(COUNTIF([.I161:.I162];&quot;Passed&quot;) + COUNTIF([.I161:.I162];&quot;Failed&quot;); &quot; (&quot; ;COUNTIF([.I161:.I162];&quot;Failed&quot;); &quot;/&quot; ; COUNTIF([.I161:.I162];&quot;Passed&quot;);&quot;)&quot;)" office:value-type="string" office:string-value="0 (0/0)">
            <text:p>0 (0/0)</text:p>
          </table:table-cell>
          <table:table-cell table:style-name="ce25" table:formula="oooc:=CONCATENATE(COUNTIF([.J161:.J162];&quot;Passed&quot;) + COUNTIF([.J161:.J162];&quot;Failed&quot;); &quot; (&quot; ;COUNTIF([.J161:.J162];&quot;Failed&quot;); &quot;/&quot; ; COUNTIF([.J161:.J162];&quot;Passed&quot;);&quot;)&quot;)" office:value-type="string" office:string-value="0 (0/0)">
            <text:p>0 (0/0)</text:p>
          </table:table-cell>
          <table:table-cell table:style-name="ce25" table:formula="oooc:=CONCATENATE(COUNTIF([.K161:.K162];&quot;Passed&quot;) + COUNTIF([.K161:.K162];&quot;Failed&quot;); &quot; (&quot; ;COUNTIF([.K161:.K162];&quot;Failed&quot;); &quot;/&quot; ; COUNTIF([.K161:.K162];&quot;Passed&quot;);&quot;)&quot;)" office:value-type="string" office:string-value="0 (0/0)">
            <text:p>0 (0/0)</text:p>
          </table:table-cell>
          <table:table-cell table:style-name="ce25" table:formula="oooc:=CONCATENATE(COUNTIF([.L161:.L162];&quot;Passed&quot;) + COUNTIF([.L161:.L162];&quot;Failed&quot;); &quot; (&quot; ;COUNTIF([.L161:.L162];&quot;Failed&quot;); &quot;/&quot; ; COUNTIF([.L161:.L162];&quot;Passed&quot;);&quot;)&quot;)" office:value-type="string" office:string-value="0 (0/0)">
            <text:p>0 (0/0)</text:p>
          </table:table-cell>
          <table:table-cell table:style-name="ce25" table:formula="oooc:=CONCATENATE(COUNTIF([.M161:.M162];&quot;Passed&quot;) + COUNTIF([.M161:.M162];&quot;Failed&quot;); &quot; (&quot; ;COUNTIF([.M161:.M162];&quot;Failed&quot;); &quot;/&quot; ; COUNTIF([.M161:.M162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5" office:value-type="string">
            <text:p>Issue Quick Search</text:p>
          </table:table-cell>
          <table:table-cell table:style-name="ce14"/>
          <table:table-cell table:style-name="ce22" table:number-columns-repeated="6"/>
          <table:table-cell table:style-name="ce28"/>
          <table:table-cell table:style-name="ce22" table:number-columns-repeated="4"/>
          <table:table-cell table:style-name="ce28"/>
          <table:table-cell table:style-name="ce22" table:number-columns-repeated="242"/>
        </table:table-row>
        <table:table-row table:style-name="ro5">
          <table:table-cell table:style-name="ce6"/>
          <table:table-cell table:style-name="ce17"/>
          <table:table-cell table:style-name="ce6" table:number-columns-repeated="2"/>
          <table:table-cell table:number-columns-repeated="3"/>
          <table:table-cell table:style-name="ce8"/>
          <table:table-cell table:number-columns-repeated="248"/>
        </table:table-row>
        <table:table-row table:style-name="ro4">
          <table:table-cell table:style-name="ce6" office:value-type="string">
            <text:p>search_issue</text:p>
          </table:table-cell>
          <table:table-cell table:style-name="ce15" office:value-type="string">
            <text:p>Search for an issue number through quick view 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4">
          <table:table-cell table:style-name="ce6"/>
          <table:table-cell table:style-name="ce15" office:value-type="string">
            <text:p>Search an issue that does not exist</text:p>
          </table:table-cell>
          <table:table-cell table:style-name="ce23" office:value-type="string">
            <text:p>Passed</text:p>
          </table:table-cell>
          <table:table-cell table:style-name="ce6" table:number-columns-repeated="5"/>
          <table:table-cell table:number-columns-repeated="248"/>
        </table:table-row>
        <table:table-row table:style-name="ro5">
          <table:table-cell table:number-columns-repeated="2"/>
          <table:table-cell table:style-name="ce25" table:formula="oooc:=CONCATENATE(COUNTIF([.C165:.C167];&quot;Passed&quot;) + COUNTIF([.C165:.C167];&quot;Failed&quot;); &quot; (&quot; ;COUNTIF([.C165:.C167];&quot;Failed&quot;); &quot;/&quot; ; COUNTIF([.C165:.C167];&quot;Passed&quot;);&quot;)&quot;)" office:value-type="string" office:string-value="2 (0/2)">
            <text:p>2 (0/2)</text:p>
          </table:table-cell>
          <table:table-cell table:style-name="ce25" table:formula="oooc:=CONCATENATE(COUNTIF([.D165:.D166];&quot;Passed&quot;) + COUNTIF([.D165:.D166];&quot;Failed&quot;); &quot; (&quot; ;COUNTIF([.D165:.D166];&quot;Failed&quot;); &quot;/&quot; ; COUNTIF([.D165:.D166];&quot;Passed&quot;);&quot;)&quot;)" office:value-type="string" office:string-value="0 (0/0)">
            <text:p>0 (0/0)</text:p>
          </table:table-cell>
          <table:table-cell table:style-name="ce25" table:formula="oooc:=CONCATENATE(COUNTIF([.E165:.E166];&quot;Passed&quot;) + COUNTIF([.E165:.E166];&quot;Failed&quot;); &quot; (&quot; ;COUNTIF([.E165:.E166];&quot;Failed&quot;); &quot;/&quot; ; COUNTIF([.E165:.E166];&quot;Passed&quot;);&quot;)&quot;)" office:value-type="string" office:string-value="0 (0/0)">
            <text:p>0 (0/0)</text:p>
          </table:table-cell>
          <table:table-cell table:style-name="ce25" table:formula="oooc:=CONCATENATE(COUNTIF([.F165:.F166];&quot;Passed&quot;) + COUNTIF([.F165:.F166];&quot;Failed&quot;); &quot; (&quot; ;COUNTIF([.F165:.F166];&quot;Failed&quot;); &quot;/&quot; ; COUNTIF([.F165:.F166];&quot;Passed&quot;);&quot;)&quot;)" office:value-type="string" office:string-value="0 (0/0)">
            <text:p>0 (0/0)</text:p>
          </table:table-cell>
          <table:table-cell table:style-name="ce25" table:formula="oooc:=CONCATENATE(COUNTIF([.G165:.G166];&quot;Passed&quot;) + COUNTIF([.G165:.G166];&quot;Failed&quot;); &quot; (&quot; ;COUNTIF([.G165:.G166];&quot;Failed&quot;); &quot;/&quot; ; COUNTIF([.G165:.G166];&quot;Passed&quot;);&quot;)&quot;)" office:value-type="string" office:string-value="0 (0/0)">
            <text:p>0 (0/0)</text:p>
          </table:table-cell>
          <table:table-cell table:style-name="ce25" table:formula="oooc:=CONCATENATE(COUNTIF([.H165:.H166];&quot;Passed&quot;) + COUNTIF([.H165:.H166];&quot;Failed&quot;); &quot; (&quot; ;COUNTIF([.H165:.H166];&quot;Failed&quot;); &quot;/&quot; ; COUNTIF([.H165:.H166];&quot;Passed&quot;);&quot;)&quot;)" office:value-type="string" office:string-value="0 (0/0)">
            <text:p>0 (0/0)</text:p>
          </table:table-cell>
          <table:table-cell table:style-name="ce25" table:formula="oooc:=CONCATENATE(COUNTIF([.I165:.I166];&quot;Passed&quot;) + COUNTIF([.I165:.I166];&quot;Failed&quot;); &quot; (&quot; ;COUNTIF([.I165:.I166];&quot;Failed&quot;); &quot;/&quot; ; COUNTIF([.I165:.I166];&quot;Passed&quot;);&quot;)&quot;)" office:value-type="string" office:string-value="0 (0/0)">
            <text:p>0 (0/0)</text:p>
          </table:table-cell>
          <table:table-cell table:style-name="ce25" table:formula="oooc:=CONCATENATE(COUNTIF([.J165:.J166];&quot;Passed&quot;) + COUNTIF([.J165:.J166];&quot;Failed&quot;); &quot; (&quot; ;COUNTIF([.J165:.J166];&quot;Failed&quot;); &quot;/&quot; ; COUNTIF([.J165:.J166];&quot;Passed&quot;);&quot;)&quot;)" office:value-type="string" office:string-value="0 (0/0)">
            <text:p>0 (0/0)</text:p>
          </table:table-cell>
          <table:table-cell table:style-name="ce25" table:formula="oooc:=CONCATENATE(COUNTIF([.K165:.K166];&quot;Passed&quot;) + COUNTIF([.K165:.K166];&quot;Failed&quot;); &quot; (&quot; ;COUNTIF([.K165:.K166];&quot;Failed&quot;); &quot;/&quot; ; COUNTIF([.K165:.K166];&quot;Passed&quot;);&quot;)&quot;)" office:value-type="string" office:string-value="0 (0/0)">
            <text:p>0 (0/0)</text:p>
          </table:table-cell>
          <table:table-cell table:style-name="ce25" table:formula="oooc:=CONCATENATE(COUNTIF([.L165:.L166];&quot;Passed&quot;) + COUNTIF([.L165:.L166];&quot;Failed&quot;); &quot; (&quot; ;COUNTIF([.L165:.L166];&quot;Failed&quot;); &quot;/&quot; ; COUNTIF([.L165:.L166];&quot;Passed&quot;);&quot;)&quot;)" office:value-type="string" office:string-value="0 (0/0)">
            <text:p>0 (0/0)</text:p>
          </table:table-cell>
          <table:table-cell table:style-name="ce25" table:formula="oooc:=CONCATENATE(COUNTIF([.M165:.M166];&quot;Passed&quot;) + COUNTIF([.M165:.M166];&quot;Failed&quot;); &quot; (&quot; ;COUNTIF([.M165:.M166];&quot;Failed&quot;); &quot;/&quot; ; COUNTIF([.M165:.M166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5" table:number-rows-repeated="653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hecklis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6" office:value-type="string">
            <text:p>Project Test Check List</text:p>
          </table:table-cell>
          <table:table-cell table:style-name="ce38" table:number-columns-repeated="3"/>
        </table:table-row>
        <table:table-row table:style-name="ro1">
          <table:table-cell table:style-name="ce37"/>
          <table:table-cell table:number-columns-repeated="3"/>
        </table:table-row>
        <table:table-row table:style-name="ro1">
          <table:table-cell table:style-name="ce37" office:value-type="string">
            <text:p>Compiles without errors</text:p>
          </table:table-cell>
          <table:table-cell table:number-columns-repeated="3"/>
        </table:table-row>
        <table:table-row table:style-name="ro1">
          <table:table-cell table:style-name="ce37" office:value-type="string">
            <text:p>Will run and create a Login Page in browser</text:p>
          </table:table-cell>
          <table:table-cell table:number-columns-repeated="3"/>
        </table:table-row>
        <table:table-row table:style-name="ro1">
          <table:table-cell table:style-name="ce37" office:value-type="string">
            <text:p>Will not grow database with each (re)start.</text:p>
          </table:table-cell>
          <table:table-cell table:number-columns-repeated="3"/>
        </table:table-row>
        <table:table-row table:style-name="ro1">
          <table:table-cell/>
          <table:table-cell table:style-name="ce37" office:value-type="string">
            <text:p>Can log 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>
            <text:p><text:s/>home page displays correctly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Check changes</text:p>
          </table:table-cell>
          <table:table-cell/>
        </table:table-row>
        <table:table-row table:style-name="ro1">
          <table:table-cell/>
          <table:table-cell table:style-name="ce37" office:value-type="string">
            <text:p>Open Admin pa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>
            <text:p>list/add project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list/add user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check changes</text:p>
          </table:table-cell>
          <table:table-cell/>
        </table:table-row>
        <table:table-row table:style-name="ro1">
          <table:table-cell/>
          <table:table-cell table:style-name="ce37" office:value-type="string">
            <text:p>Open Project List pa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>
            <text:p>List projects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List issues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Create new issue and associated information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Edit existing issue and associated information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View issue <text:s/>and associated information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Check changes</text:p>
          </table:table-cell>
          <table:table-cell/>
        </table:table-row>
        <table:table-row table:style-name="ro1">
          <table:table-cell/>
          <table:table-cell table:style-name="ce37" office:value-type="string">
            <text:p><text:s/>Open Issue Searc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>
            <text:p>run search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check changes</text:p>
          </table:table-cell>
          <table:table-cell/>
        </table:table-row>
        <table:table-row table:style-name="ro1">
          <table:table-cell/>
          <table:table-cell table:style-name="ce37" office:value-type="string">
            <text:p>Open Issue Repor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>
            <text:p>List reports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Run reports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Check changes</text:p>
          </table:table-cell>
          <table:table-cell/>
        </table:table-row>
        <table:table-row table:style-name="ro1">
          <table:table-cell/>
          <table:table-cell table:style-name="ce37" office:value-type="string">
            <text:p>Open Project Ad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>
            <text:p>List projects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Edit project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Check changes</text:p>
          </table:table-cell>
          <table:table-cell/>
        </table:table-row>
        <table:table-row table:style-name="ro1">
          <table:table-cell/>
          <table:table-cell table:style-name="ce37" office:value-type="string">
            <text:p>Open My Preferenc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>
            <text:p>Change preferences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>
            <text:p>Check changes</text:p>
          </table:table-cell>
          <table:table-cell/>
        </table:table-row>
        <table:table-row table:style-name="ro1">
          <table:table-cell table:style-name="ce37" office:value-type="string">
            <text:p>Checkin version</text:p>
          </table:table-cell>
          <table:table-cell table:number-columns-repeated="3"/>
        </table:table-row>
        <table:table-row table:style-name="ro1" table:number-rows-repeated="6550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251" table:default-cell-style-name="Default"/>
        <table:table-row table:style-name="ro1">
          <table:table-cell table:style-name="ce39" office:value-type="string" table:number-columns-spanned="6" table:number-rows-spanned="1">
            <text:p>Itrackerhibernate</text:p>
          </table:table-cell>
          <table:covered-table-cell table:number-columns-repeated="5"/>
          <table:table-cell table:number-columns-repeated="250"/>
        </table:table-row>
        <table:table-row table:style-name="ro7">
          <table:table-cell table:style-name="ce40"/>
          <table:table-cell table:style-name="ce41" office:value-type="string">
            <text:p>Failed</text:p>
          </table:table-cell>
          <table:table-cell table:style-name="ce41" office:value-type="string">
            <text:p>Passed</text:p>
          </table:table-cell>
          <table:table-cell table:style-name="ce41" office:value-type="string">
            <text:p>Total</text:p>
          </table:table-cell>
          <table:table-cell table:style-name="ce41" office:value-type="string">
            <text:p>Miss-Ratio</text:p>
          </table:table-cell>
          <table:table-cell table:style-name="ce41" office:value-type="string">
            <text:p>Ratio-Delta</text:p>
          </table:table-cell>
          <table:table-cell table:style-name="ce41" table:number-columns-repeated="250"/>
        </table:table-row>
        <table:table-row table:style-name="ro1">
          <table:table-cell table:style-name="ce41" table:formula="oooc:=[Usecases.C$2]" office:value-type="date" office:date-value="2005-11-24">
            <text:p>24.11.05</text:p>
          </table:table-cell>
          <table:table-cell table:style-name="ce42" table:formula="oooc:=[Usecases.C3]" office:value-type="float" office:value="7">
            <text:p>7</text:p>
          </table:table-cell>
          <table:table-cell table:style-name="ce43" table:formula="oooc:=[Usecases.C4]" office:value-type="float" office:value="127">
            <text:p>127</text:p>
          </table:table-cell>
          <table:table-cell table:style-name="ce44" table:formula="oooc:=SUM([.B3:.C3])" office:value-type="float" office:value="134">
            <text:p>134</text:p>
          </table:table-cell>
          <table:table-cell table:style-name="ce45" table:formula="oooc:=[.B3]/[.D3]" office:value-type="float" office:value="0.0522388059701493">
            <text:p>0.05</text:p>
          </table:table-cell>
          <table:table-cell table:style-name="ce45"/>
          <table:table-cell table:number-columns-repeated="250"/>
        </table:table-row>
        <table:table-row table:style-name="ro1">
          <table:table-cell table:style-name="ce41" table:formula="oooc:=[Usecases.D$2]" office:value-type="date" office:date-value="2005-12-01">
            <text:p>01.12.05</text:p>
          </table:table-cell>
          <table:table-cell table:style-name="ce42" table:formula="oooc:=[Usecases.D3]" office:value-type="float" office:value="0">
            <text:p>0</text:p>
          </table:table-cell>
          <table:table-cell table:style-name="ce43" table:formula="oooc:=[Usecases.D4]" office:value-type="float" office:value="0">
            <text:p>0</text:p>
          </table:table-cell>
          <table:table-cell table:style-name="ce44" table:formula="oooc:=SUM([.B4:.C4])" office:value-type="float" office:value="0">
            <text:p>0</text:p>
          </table:table-cell>
          <table:table-cell table:style-name="ce45" table:formula="oooc:=IF([.B4]=0;0;[.B4]/[.D4])" office:value-type="float" office:value="0">
            <text:p>0</text:p>
          </table:table-cell>
          <table:table-cell table:style-name="ce45" table:formula="oooc:=[.E4]-[.E3]" office:value-type="float" office:value="-0.0522388059701493">
            <text:p>-0.05</text:p>
          </table:table-cell>
          <table:table-cell table:number-columns-repeated="250"/>
        </table:table-row>
        <table:table-row table:style-name="ro1">
          <table:table-cell table:style-name="ce41" table:formula="oooc:=[Usecases.E$2]" office:value-type="date" office:date-value="2005-12-08">
            <text:p>08.12.05</text:p>
          </table:table-cell>
          <table:table-cell table:style-name="ce42" table:formula="oooc:=[Usecases.E3]" office:value-type="float" office:value="0">
            <text:p>0</text:p>
          </table:table-cell>
          <table:table-cell table:style-name="ce43" table:formula="oooc:=[Usecases.E4]" office:value-type="float" office:value="0">
            <text:p>0</text:p>
          </table:table-cell>
          <table:table-cell table:style-name="ce44" table:formula="oooc:=SUM([.B5:.C5])" office:value-type="float" office:value="0">
            <text:p>0</text:p>
          </table:table-cell>
          <table:table-cell table:style-name="ce45" table:formula="oooc:=IF([.B5]=0;0;[.B5]/[.D5])" office:value-type="float" office:value="0">
            <text:p>0</text:p>
          </table:table-cell>
          <table:table-cell table:style-name="ce45" table:formula="oooc:=[.E5]-[.E4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41" table:formula="oooc:=[Usecases.F$2]" office:value-type="date" office:date-value="2005-12-15">
            <text:p>15.12.05</text:p>
          </table:table-cell>
          <table:table-cell table:style-name="ce42" table:formula="oooc:=[Usecases.F3]" office:value-type="float" office:value="0">
            <text:p>0</text:p>
          </table:table-cell>
          <table:table-cell table:style-name="ce43" table:formula="oooc:=[Usecases.F4]" office:value-type="float" office:value="0">
            <text:p>0</text:p>
          </table:table-cell>
          <table:table-cell table:style-name="ce44" table:formula="oooc:=SUM([.B6:.C6])" office:value-type="float" office:value="0">
            <text:p>0</text:p>
          </table:table-cell>
          <table:table-cell table:style-name="ce45" table:formula="oooc:=IF([.B6]=0;0;[.B6]/[.D6])" office:value-type="float" office:value="0">
            <text:p>0</text:p>
          </table:table-cell>
          <table:table-cell table:style-name="ce45" table:formula="oooc:=[.E6]-[.E5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41" table:formula="oooc:=[Usecases.G$2]" office:value-type="date" office:date-value="2005-12-22">
            <text:p>22.12.05</text:p>
          </table:table-cell>
          <table:table-cell table:style-name="ce42" table:formula="oooc:=[Usecases.G3]" office:value-type="float" office:value="0">
            <text:p>0</text:p>
          </table:table-cell>
          <table:table-cell table:style-name="ce43" table:formula="oooc:=[Usecases.G4]" office:value-type="float" office:value="0">
            <text:p>0</text:p>
          </table:table-cell>
          <table:table-cell table:style-name="ce44" table:formula="oooc:=SUM([.B7:.C7])" office:value-type="float" office:value="0">
            <text:p>0</text:p>
          </table:table-cell>
          <table:table-cell table:style-name="ce45" table:formula="oooc:=IF([.B7]=0;0;[.B7]/[.D7])" office:value-type="float" office:value="0">
            <text:p>0</text:p>
          </table:table-cell>
          <table:table-cell table:style-name="ce45" table:formula="oooc:=[.E7]-[.E6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41" table:formula="oooc:=[Usecases.H$2]" office:value-type="date" office:date-value="2005-12-29">
            <text:p>29.12.05</text:p>
          </table:table-cell>
          <table:table-cell table:style-name="ce42" table:formula="oooc:=[Usecases.H3]" office:value-type="float" office:value="0">
            <text:p>0</text:p>
          </table:table-cell>
          <table:table-cell table:style-name="ce43" table:formula="oooc:=[Usecases.H4]" office:value-type="float" office:value="0">
            <text:p>0</text:p>
          </table:table-cell>
          <table:table-cell table:style-name="ce44" table:formula="oooc:=SUM([.B8:.C8])" office:value-type="float" office:value="0">
            <text:p>0</text:p>
          </table:table-cell>
          <table:table-cell table:style-name="ce45" table:formula="oooc:=IF([.B8]=0;0;[.B8]/[.D8])" office:value-type="float" office:value="0">
            <text:p>0</text:p>
          </table:table-cell>
          <table:table-cell table:style-name="ce45" table:formula="oooc:=[.E8]-[.E7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tatistics.N38" table:end-x="2.234cm" table:end-y="0.42cm" draw:z-index="0" svg:width="32.07cm" svg:height="13.788cm" svg:x="0.001cm" svg:y="0.457cm">
              <draw:object draw:notify-on-update-of-ranges="Statistics.A2:Statistics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User_Administration" table:base-cell-address="$UnitTests.$A$21" table:expression="$Usecases.$B$#REF!"/>
        <table:named-range table:name="Preferences_Administration" table:base-cell-address="$UnitTests.$A$34" table:cell-range-address="$Usecases.$B$61"/>
        <table:named-range table:name="Language_Administration" table:base-cell-address="$UnitTests.$A$37" table:cell-range-address="$Usecases.$B$163"/>
        <table:named-range table:name="Issue_Search" table:base-cell-address="$UnitTests.$A$40" table:cell-range-address="$Usecases.$B$109"/>
      </table:named-expressions>
      <table:database-ranges>
        <table:database-range table:name="test" table:target-range-address="Usecases.C2:Usecases.C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 Sans Unicode1" svg:font-family="'Lucida Sans Unicode'" style:font-pitch="variable"/>
    <style:font-face style:name="Lucidasans" svg:font-family="Lucidasans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fo:background-color="transparent"/>
      <style:text-properties style:font-name="Arial" fo:font-size="11pt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racker_20_module" style:display-name="itracker module" style:family="table-cell" style:parent-style-name="Default">
      <style:table-cell-properties fo:border-bottom="none" fo:background-color="#cccccc" fo:border-left="none" fo:border-right="none" fo:border-top="0.035cm solid #000000"/>
      <style:text-properties fo:font-size="11pt" fo:font-weight="bold" style:font-weight-complex="normal"/>
    </style:style>
    <style:style style:name="works" style:family="table-cell" style:parent-style-name="Default">
      <style:table-cell-properties fo:background-color="#33cc66"/>
    </style:style>
    <style:style style:name="fails" style:family="table-cell" style:parent-style-name="Default">
      <style:table-cell-properties fo:background-color="#ff3333"/>
    </style:style>
    <style:style style:name="works_20_with_20_errors" style:display-name="works with errors" style:family="table-cell" style:parent-style-name="Default">
      <style:table-cell-properties fo:background-color="#ffcc99"/>
    </style:style>
    <style:style style:name="Milestone_20_failes" style:display-name="Milestone failes" style:family="table-cell" style:parent-style-name="Default">
      <style:text-properties fo:color="#ff0000" fo:font-size="9pt" fo:font-weight="bold" style:font-weight-complex="normal"/>
    </style:style>
    <style:style style:name="Milestone_20_passed" style:display-name="Milestone passed" style:family="table-cell" style:parent-style-name="Milestone_20_failes">
      <style:text-properties fo:color="#00ae0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style:writing-mode="lr-tb" style:print="charts drawings grid objects zero-values"/>
      <style:header-style>
        <style:header-footer-properties fo:min-height="0.75cm" fo:margin-left="0cm" fo:margin-right="0cm" fo:margin-bottom="0.25cm" fo:border-top="none" fo:border-bottom="0.018cm solid #000000" fo:border-left="none" fo:border-right="none" fo:padding="0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style:region-left>
          <text:p><text:sheet-name>???</text:sheet-name></text:p>
        </style:region-left>
        <style:region-right>
          <text:p><text:page-number>1</text:page-number>/<text:page-count>99</text:page-count></text:p>
        </style:region-right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4">24.01.2007</text:date>, <text:time>23:5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Marc Bächinger</meta:initial-creator>
    <meta:creation-date>2005-11-03T00:25:00</meta:creation-date>
    <dc:date>2007-01-24T23:54:04</dc:date>
    <dc:language>de-CH</dc:language>
    <meta:editing-cycles>104</meta:editing-cycles>
    <meta:editing-duration>P15DT12H17M32S</meta:editing-duration>
    <meta:user-defined meta:name="Info 1"/>
    <meta:user-defined meta:name="Info 2"/>
    <meta:user-defined meta:name="Info 3"/>
    <meta:user-defined meta:name="Info 4"/>
    <meta:document-statistic meta:table-count="4" meta:cell-count="6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e6e6e6" draw:fill-image-width="0cm" draw:fill-image-height="0cm"/>
      <style:text-properties fo:font-family="Arial" style:font-family-generic="swiss" style:font-pitch="variable" fo:font-size="11.1999998092651pt" style:font-family-asian="Gothic" style:font-family-generic-asian="system" style:font-pitch-asian="variable" style:font-size-asian="11.1999998092651pt" style:font-family-complex="Lucidasans" style:font-family-generic-complex="system" style:font-pitch-complex="variable" style:font-size-complex="11.199999809265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6633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7" style:family="chart">
      <style:chart-properties chart:symbol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6633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ffcc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9" style:family="chart">
      <style:graphic-properties draw:stroke="none" draw:fill="none" draw:fill-color="#ffffff"/>
    </style:style>
    <style:style style:name="ch10" style:family="chart">
      <style:graphic-properties draw:stroke="none" draw:fill-color="#999999"/>
    </style:style>
  </office:automatic-styles>
  <office:body>
    <office:chart>
      <chart:chart svg:width="32.071cm" svg:height="13.051cm" chart:class="chart:bar" chart:style-name="ch1">
        <chart:legend chart:legend-position="end" svg:x="0.278cm" svg:y="3.226cm" chart:style-name="ch2"/>
        <chart:plot-area chart:style-name="ch3" table:cell-range-address="Statistics.$A$2:.$C$8" chart:data-source-has-labels="both" chart:table-number-list="3" svg:x="0.64cm" svg:y="0.802cm" svg:width="30.406cm" svg:height="11.989cm">
          <chart:axis chart:dimension="x" chart:name="primary-x" chart:style-name="ch4">
            <chart:categories table:cell-range-address="local-table.A2:.A7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2"/>
            <chart:data-point chart:style-name="ch7"/>
            <chart:data-point/>
            <chart:data-point chart:style-name="ch7"/>
            <chart:data-point/>
          </chart:series>
          <chart:series chart:style-name="ch8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ed</text:p>
              </table:table-cell>
              <table:table-cell office:value-type="string">
                <text:p>Passed</text:p>
              </table:table-cell>
            </table:table-row>
          </table:table-header-rows>
          <table:table-rows>
            <table:table-row>
              <table:table-cell office:value-type="string">
                <text:p>24.11.05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1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